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tmp" manifest:media-type="image/png"/>
  <manifest:file-entry manifest:full-path="media/image4.tmp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g" manifest:media-type="image/png"/>
  <manifest:file-entry manifest:full-path="media/image8.jpg" manifest:media-type="image/jpeg"/>
  <manifest:file-entry manifest:full-path="media/image9.jpg" manifest:media-type="image/jpeg"/>
  <manifest:file-entry manifest:full-path="media/image10.jpg" manifest:media-type="image/jpeg"/>
  <manifest:file-entry manifest:full-path="media/image11.jpg" manifest:media-type="image/jpeg"/>
  <manifest:file-entry manifest:full-path="media/image12.tmp" manifest:media-type="image/png"/>
  <manifest:file-entry manifest:full-path="media/image13.tmp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2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7">
      <style:graphic-properties draw:fill="none" draw:stroke="solid" svg:stroke-width="0.01389in" svg:stroke-color="#000000" svg:stroke-opacity="100%"/>
    </style:style>
    <style:style style:family="paragraph" style:name="a8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0">
      <style:graphic-properties fo:wrap-option="wrap" fo:padding-top="0.1375in" fo:padding-bottom="0.1375in" fo:padding-left="2.10046in" fo:padding-right="0.1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4">
      <style:drawing-page-properties draw:fill="bitmap" draw:fill-image-name="a833" style:repeat="stretch" draw:opacity="71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45833in" style:font-size-asian="0.45833in" style:font-size-complex="0.4583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94">
      <style:graphic-properties fo:wrap-option="wrap" fo:padding-top="0in" fo:padding-bottom="0in" fo:padding-left="0in" fo:padding-right="0in" draw:textarea-vertical-align="top" draw:textarea-horizontal-align="left" draw:fill="bitmap" draw:fill-image-name="a793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36">
      <style:paragraph-properties fo:line-height="90%" fo:text-align="left" style:tab-stop-distance="1.60417in" fo:margin-left="0in" fo:margin-right="0in" fo:text-indent="0in" fo:margin-top="0in" fo:margin-bottom="0.194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 style:parent-style-name="Graphics">
      <style:graphic-properties draw:fill="none" fo:clip="rect(0in, 0in, 0in, 0in)" draw:stroke="none" draw:shadow="visible" draw:shadow-offset-x="0.10803in" draw:shadow-offset-y="0.10803in" draw:shadow-color="#333333" draw:shadow-opacity="65%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96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paragraph" style:name="a838">
      <style:paragraph-properties fo:line-height="90%" fo:text-align="left" style:tab-stop-distance="1.26389in" fo:margin-left="0.25in" fo:margin-right="0in" fo:text-indent="-0.25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presentation" style:name="a798">
      <style:graphic-properties draw:fill="none" draw:stroke="solid" svg:stroke-width="0.01389in" svg:stroke-color="#000000" svg:stroke-opacity="100%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4">
      <style:drawing-page-properties draw:fill="bitmap" draw:fill-image-name="a733" style:repeat="stretch" draw:opacity="71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5" style:parent-style-name="Graphics">
      <style:graphic-properties draw:fill="solid" draw:fill-color="#ededed" draw:opacity="100%" draw:stroke="non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45833in" style:font-size-asian="0.45833in" style:font-size-complex="0.4583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7">
      <style:paragraph-properties fo:line-height="90%" fo:text-align="left" style:tab-stop-distance="1.60417in" fo:margin-left="0in" fo:margin-right="0in" fo:text-indent="0in" fo:margin-top="0in" fo:margin-bottom="0.194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1">
      <style:paragraph-properties fo:line-height="90%" fo:text-align="left" style:tab-stop-distance="1.26389in" fo:margin-left="0.25in" fo:margin-right="0in" fo:text-indent="-0.25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90%" fo:text-align="left" style:tab-stop-distance="1.26389in" fo:margin-left="0.25in" fo:margin-right="0in" fo:text-indent="-0.25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1375in" fo:padding-bottom="0.1375in" fo:padding-left="2.10046in" fo:padding-right="0.1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4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graphic" style:name="a845" style:parent-style-name="Graphics">
      <style:graphic-properties draw:fill="none" draw:stroke="solid" svg:stroke-width="0.09722in" svg:stroke-color="#ffffff" svg:stroke-opacity="100%" draw:stroke-linejoin="miter" svg:stroke-linecap="square" draw:shadow="visible" draw:shadow-offset-x="0in" draw:shadow-offset-y="0in" draw:shadow-color="#000000" draw:shadow-opacity="43%"/>
    </style:style>
    <style:style style:family="graphic" style:name="a846" style:parent-style-name="Graphics">
      <style:graphic-properties draw:fill="none" draw:stroke="solid" svg:stroke-width="0.09722in" svg:stroke-color="#ffffff" svg:stroke-opacity="100%" draw:stroke-linejoin="miter" svg:stroke-linecap="square" draw:shadow="visible" draw:shadow-offset-x="0in" draw:shadow-offset-y="0in" draw:shadow-color="#000000" draw:shadow-opacity="43%"/>
    </style:style>
    <style:style style:family="graphic" style:name="a847" style:parent-style-name="Graphics">
      <style:graphic-properties draw:fill="none" draw:stroke="solid" svg:stroke-width="0.09722in" svg:stroke-color="#ffffff" svg:stroke-opacity="100%" draw:stroke-linejoin="miter" svg:stroke-linecap="square" draw:shadow="visible" draw:shadow-offset-x="0in" draw:shadow-offset-y="0in" draw:shadow-color="#000000" draw:shadow-opacity="43%"/>
    </style:style>
    <style:style style:family="graphic" style:name="a848" style:parent-style-name="Graphics">
      <style:graphic-properties draw:fill="none" draw:stroke="solid" svg:stroke-width="0.09722in" svg:stroke-color="#ffffff" svg:stroke-opacity="100%" draw:stroke-linejoin="miter" svg:stroke-linecap="square" draw:shadow="visible" draw:shadow-offset-x="0in" draw:shadow-offset-y="0in" draw:shadow-color="#000000" draw:shadow-opacity="43%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2">
      <style:paragraph-properties fo:line-height="90%" fo:text-align="left" style:tab-stop-distance="1.26389in" fo:margin-left="0.25in" fo:margin-right="0in" fo:text-indent="-0.25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.1375in" fo:padding-bottom="0.1375in" fo:padding-left="2.10046in" fo:padding-right="0.1375in" draw:textarea-vertical-align="top" draw:textarea-horizontal-align="left" draw:fill="none" draw:stroke="none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48">
      <style:graphic-properties fo:wrap-option="wrap" fo:padding-top="0in" fo:padding-bottom="0in" fo:padding-left="0in" fo:padding-right="0in" draw:textarea-vertical-align="top" draw:textarea-horizontal-align="left" draw:fill="bitmap" draw:fill-image-name="a747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45833in" style:font-size-asian="0.45833in" style:font-size-complex="0.4583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.60417in" fo:margin-left="0in" fo:margin-right="0in" fo:text-indent="0in" fo:margin-top="0in" fo:margin-bottom="0.194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2">
      <style:paragraph-properties fo:line-height="90%" fo:text-align="left" style:tab-stop-distance="1.26389in" fo:margin-left="0.25in" fo:margin-right="0in" fo:text-indent="-0.25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5">
      <style:paragraph-properties fo:line-height="90%" fo:text-align="left" style:tab-stop-distance="1.26389in" fo:margin-left="0.25in" fo:margin-right="0in" fo:text-indent="-0.25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57">
      <style:graphic-properties fo:wrap-option="wrap" fo:padding-top="0.1375in" fo:padding-bottom="0.1375in" fo:padding-left="2.10046in" fo:padding-right="0.1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1">
      <style:graphic-properties draw:fill="none" draw:stroke="solid" svg:stroke-width="0.01389in" svg:stroke-color="#000000" svg:stroke-opacity="100%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8">
      <style:drawing-page-properties draw:fill="bitmap" draw:fill-image-name="a867" style:repeat="stretch" draw:opacity="71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45833in" style:font-size-asian="0.45833in" style:font-size-complex="0.4583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1">
      <style:graphic-properties fo:wrap-option="wrap" fo:padding-top="0in" fo:padding-bottom="0in" fo:padding-left="0in" fo:padding-right="0in" draw:textarea-vertical-align="top" draw:textarea-horizontal-align="left" draw:fill="bitmap" draw:fill-image-name="a760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45833in" style:font-size-asian="0.45833in" style:font-size-complex="0.4583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3">
      <style:paragraph-properties fo:line-height="90%" fo:text-align="left" style:tab-stop-distance="1.60417in" fo:margin-left="0in" fo:margin-right="0in" fo:text-indent="0in" fo:margin-top="0in" fo:margin-bottom="0.194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5">
      <style:drawing-page-properties draw:fill="bitmap" draw:fill-image-name="a804" style:repeat="stretch" draw:opacity="71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45833in" style:font-size-asian="0.45833in" style:font-size-complex="0.4583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5">
      <style:paragraph-properties fo:line-height="90%" fo:text-align="left" style:tab-stop-distance="1.26389in" fo:margin-left="0.25in" fo:margin-right="0in" fo:text-indent="-0.25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90%" fo:text-align="left" style:tab-stop-distance="1.60417in" fo:margin-left="0in" fo:margin-right="0in" fo:text-indent="0in" fo:margin-top="0in" fo:margin-bottom="0.194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0">
      <style:paragraph-properties fo:line-height="90%" fo:text-align="left" style:tab-stop-distance="1.60417in" fo:margin-left="0in" fo:margin-right="0in" fo:text-indent="0in" fo:margin-top="0in" fo:margin-bottom="0.194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9">
      <style:paragraph-properties fo:line-height="90%" fo:text-align="left" style:tab-stop-distance="1.26389in" fo:margin-left="0.25in" fo:margin-right="0in" fo:text-indent="-0.25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8">
      <style:paragraph-properties fo:line-height="90%" fo:text-align="left" style:tab-stop-distance="1.26389in" fo:margin-left="0.25in" fo:margin-right="0in" fo:text-indent="-0.25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90%" fo:text-align="left" style:tab-stop-distance="1.26389in" fo:margin-left="0.25in" fo:margin-right="0in" fo:text-indent="-0.25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5">
      <style:paragraph-properties fo:line-height="90%" fo:text-align="left" style:tab-stop-distance="1.26389in" fo:margin-left="0.25in" fo:margin-right="0in" fo:text-indent="-0.25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.1375in" fo:padding-bottom="0.1375in" fo:padding-left="2.10046in" fo:padding-right="0.1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8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graphic" style:name="a879" style:parent-style-name="Graphics">
      <style:graphic-properties draw:fill="none" draw:stroke="non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0">
      <style:graphic-properties fo:wrap-option="wrap" fo:padding-top="0.1375in" fo:padding-bottom="0.1375in" fo:padding-left="2.10046in" fo:padding-right="0.1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2">
      <style:paragraph-properties fo:line-height="90%" fo:text-align="left" style:tab-stop-distance="1.26389in" fo:margin-left="0.25in" fo:margin-right="0in" fo:text-indent="-0.25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1375in" fo:padding-bottom="0.1375in" fo:padding-left="2.10046in" fo:padding-right="0.1375in" draw:textarea-vertical-align="top" draw:textarea-horizontal-align="left" draw:fill="none" draw:stroke="none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draw:fill="none" draw:stroke="solid" svg:stroke-width="0.01389in" svg:stroke-color="#000000" svg:stroke-opacity="100%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8">
      <style:graphic-properties fo:wrap-option="wrap" fo:padding-top="0in" fo:padding-bottom="0in" fo:padding-left="0in" fo:padding-right="0in" draw:textarea-vertical-align="top" draw:textarea-horizontal-align="left" draw:fill="bitmap" draw:fill-image-name="a817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80" style:parent-style-name="Graphics">
      <style:graphic-properties draw:fill="none" fo:clip="rect(0in, 0in, 1.72652in, 0in)" draw:stroke="none"/>
    </style:style>
    <style:style style:family="paragraph" style:name="a7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 style:parent-style-name="Graphics">
      <style:graphic-properties draw:fill="none" fo:clip="rect(1.08934in, 4.4872in, 1.88111in, 5.1418in)" draw:stroke="none"/>
    </style:style>
    <style:style style:family="graphic" style:name="a881" style:parent-style-name="Graphics">
      <style:graphic-properties draw:fill="none" fo:clip="rect(1.73626in, 0in, 0in, 0in)" draw:stroke="none"/>
    </style:style>
    <style:style style:family="graphic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2" style:parent-style-name="Graphics">
      <style:graphic-properties draw:fill="none" draw:stroke="none"/>
    </style:style>
    <style:style style:family="presentation" style:name="a883">
      <style:graphic-properties draw:fill="none" draw:stroke="solid" svg:stroke-width="0.01389in" svg:stroke-color="#000000" svg:stroke-opacity="100%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0" style:parent-style-name="Graphics">
      <style:graphic-properties draw:fill="none" draw:stroke="none"/>
    </style:style>
    <style:style style:family="graphic" style:name="a821" style:parent-style-name="Graphics">
      <style:graphic-properties draw:fill="none" draw:stroke="non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1">
      <style:drawing-page-properties draw:fill="bitmap" draw:fill-image-name="a780" style:repeat="stretch" draw:opacity="71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45833in" style:font-size-asian="0.45833in" style:font-size-complex="0.4583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.60417in" fo:margin-left="0in" fo:margin-right="0in" fo:text-indent="0in" fo:margin-top="0in" fo:margin-bottom="0.194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85">
      <style:paragraph-properties fo:line-height="90%" fo:text-align="left" style:tab-stop-distance="1.26389in" fo:margin-left="0.25in" fo:margin-right="0in" fo:text-indent="-0.25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draw:fill="none" draw:stroke="solid" svg:stroke-width="0.01389in" svg:stroke-color="#000000" svg:stroke-opacity="100%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.26389in" fo:margin-left="0.25in" fo:margin-right="0in" fo:text-indent="-0.25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bitmap" draw:fill-image-name="a719" style:repeat="stretch" draw:opacity="71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8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1in" text:min-label-width="0.25in"/>
        <style:text-properties fo:font-size="100%"/>
      </text:list-level-style-bullet>
      <text:list-level-style-bullet text:level="5" text:bullet-char="•">
        <style:list-level-properties text:space-before="1.5in" text:min-label-width="0.25in"/>
        <style:text-properties fo:font-size="100%"/>
      </text:list-level-style-bullet>
      <text:list-level-style-bullet text:level="6" text:bullet-char="•">
        <style:list-level-properties text:space-before="2in" text:min-label-width="0.25in"/>
        <style:text-properties fo:font-size="100%"/>
      </text:list-level-style-bullet>
      <text:list-level-style-bullet text:level="7" text:bullet-char="•">
        <style:list-level-properties text:space-before="2.5in" text:min-label-width="0.25in"/>
        <style:text-properties fo:font-size="100%"/>
      </text:list-level-style-bullet>
      <text:list-level-style-bullet text:level="8" text:bullet-char="•">
        <style:list-level-properties text:space-before="3in" text:min-label-width="0.25in"/>
        <style:text-properties fo:font-size="100%"/>
      </text:list-level-style-bullet>
      <text:list-level-style-bullet text:level="9" text:bullet-char="•">
        <style:list-level-properties text:space-before="3.5in" text:min-label-width="0.25in"/>
        <style:text-properties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1in" text:min-label-width="0.25in"/>
        <style:text-properties fo:font-size="100%"/>
      </text:list-level-style-bullet>
      <text:list-level-style-bullet text:level="5" text:bullet-char="•">
        <style:list-level-properties text:space-before="1.5in" text:min-label-width="0.25in"/>
        <style:text-properties fo:font-size="100%"/>
      </text:list-level-style-bullet>
      <text:list-level-style-bullet text:level="6" text:bullet-char="•">
        <style:list-level-properties text:space-before="2in" text:min-label-width="0.25in"/>
        <style:text-properties fo:font-size="100%"/>
      </text:list-level-style-bullet>
      <text:list-level-style-bullet text:level="7" text:bullet-char="•">
        <style:list-level-properties text:space-before="2.5in" text:min-label-width="0.25in"/>
        <style:text-properties fo:font-size="100%"/>
      </text:list-level-style-bullet>
      <text:list-level-style-bullet text:level="8" text:bullet-char="•">
        <style:list-level-properties text:space-before="3in" text:min-label-width="0.25in"/>
        <style:text-properties fo:font-size="100%"/>
      </text:list-level-style-bullet>
      <text:list-level-style-bullet text:level="9" text:bullet-char="•">
        <style:list-level-properties text:space-before="3.5in" text:min-label-width="0.25in"/>
        <style:text-properties fo:font-size="100%"/>
      </text:list-level-style-bullet>
    </text:list-style>
    <text:list-style style:name="a74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1in" text:min-label-width="0.25in"/>
        <style:text-properties fo:font-size="100%"/>
      </text:list-level-style-bullet>
      <text:list-level-style-bullet text:level="5" text:bullet-char="•">
        <style:list-level-properties text:space-before="1.5in" text:min-label-width="0.25in"/>
        <style:text-properties fo:font-size="100%"/>
      </text:list-level-style-bullet>
      <text:list-level-style-bullet text:level="6" text:bullet-char="•">
        <style:list-level-properties text:space-before="2in" text:min-label-width="0.25in"/>
        <style:text-properties fo:font-size="100%"/>
      </text:list-level-style-bullet>
      <text:list-level-style-bullet text:level="7" text:bullet-char="•">
        <style:list-level-properties text:space-before="2.5in" text:min-label-width="0.25in"/>
        <style:text-properties fo:font-size="100%"/>
      </text:list-level-style-bullet>
      <text:list-level-style-bullet text:level="8" text:bullet-char="•">
        <style:list-level-properties text:space-before="3in" text:min-label-width="0.25in"/>
        <style:text-properties fo:font-size="100%"/>
      </text:list-level-style-bullet>
      <text:list-level-style-bullet text:level="9" text:bullet-char="•">
        <style:list-level-properties text:space-before="3.5in" text:min-label-width="0.25in"/>
        <style:text-properties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1in" text:min-label-width="0.25in"/>
        <style:text-properties fo:font-size="100%"/>
      </text:list-level-style-bullet>
      <text:list-level-style-bullet text:level="5" text:bullet-char="•">
        <style:list-level-properties text:space-before="1.5in" text:min-label-width="0.25in"/>
        <style:text-properties fo:font-size="100%"/>
      </text:list-level-style-bullet>
      <text:list-level-style-bullet text:level="6" text:bullet-char="•">
        <style:list-level-properties text:space-before="2in" text:min-label-width="0.25in"/>
        <style:text-properties fo:font-size="100%"/>
      </text:list-level-style-bullet>
      <text:list-level-style-bullet text:level="7" text:bullet-char="•">
        <style:list-level-properties text:space-before="2.5in" text:min-label-width="0.25in"/>
        <style:text-properties fo:font-size="100%"/>
      </text:list-level-style-bullet>
      <text:list-level-style-bullet text:level="8" text:bullet-char="•">
        <style:list-level-properties text:space-before="3in" text:min-label-width="0.25in"/>
        <style:text-properties fo:font-size="100%"/>
      </text:list-level-style-bullet>
      <text:list-level-style-bullet text:level="9" text:bullet-char="•">
        <style:list-level-properties text:space-before="3.5in" text:min-label-width="0.25in"/>
        <style:text-properties fo:font-size="100%"/>
      </text:list-level-style-bullet>
    </text:list-style>
    <text:list-style style:name="a74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1in" text:min-label-width="0.25in"/>
        <style:text-properties fo:font-size="100%"/>
      </text:list-level-style-bullet>
      <text:list-level-style-bullet text:level="5" text:bullet-char="•">
        <style:list-level-properties text:space-before="1.5in" text:min-label-width="0.25in"/>
        <style:text-properties fo:font-size="100%"/>
      </text:list-level-style-bullet>
      <text:list-level-style-bullet text:level="6" text:bullet-char="•">
        <style:list-level-properties text:space-before="2in" text:min-label-width="0.25in"/>
        <style:text-properties fo:font-size="100%"/>
      </text:list-level-style-bullet>
      <text:list-level-style-bullet text:level="7" text:bullet-char="•">
        <style:list-level-properties text:space-before="2.5in" text:min-label-width="0.25in"/>
        <style:text-properties fo:font-size="100%"/>
      </text:list-level-style-bullet>
      <text:list-level-style-bullet text:level="8" text:bullet-char="•">
        <style:list-level-properties text:space-before="3in" text:min-label-width="0.25in"/>
        <style:text-properties fo:font-size="100%"/>
      </text:list-level-style-bullet>
      <text:list-level-style-bullet text:level="9" text:bullet-char="•">
        <style:list-level-properties text:space-before="3.5in" text:min-label-width="0.25in"/>
        <style:text-properties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1in" text:min-label-width="0.25in"/>
        <style:text-properties fo:font-size="100%"/>
      </text:list-level-style-bullet>
      <text:list-level-style-bullet text:level="5" text:bullet-char="•">
        <style:list-level-properties text:space-before="1.5in" text:min-label-width="0.25in"/>
        <style:text-properties fo:font-size="100%"/>
      </text:list-level-style-bullet>
      <text:list-level-style-bullet text:level="6" text:bullet-char="•">
        <style:list-level-properties text:space-before="2in" text:min-label-width="0.25in"/>
        <style:text-properties fo:font-size="100%"/>
      </text:list-level-style-bullet>
      <text:list-level-style-bullet text:level="7" text:bullet-char="•">
        <style:list-level-properties text:space-before="2.5in" text:min-label-width="0.25in"/>
        <style:text-properties fo:font-size="100%"/>
      </text:list-level-style-bullet>
      <text:list-level-style-bullet text:level="8" text:bullet-char="•">
        <style:list-level-properties text:space-before="3in" text:min-label-width="0.25in"/>
        <style:text-properties fo:font-size="100%"/>
      </text:list-level-style-bullet>
      <text:list-level-style-bullet text:level="9" text:bullet-char="•">
        <style:list-level-properties text:space-before="3.5in" text:min-label-width="0.25in"/>
        <style:text-properties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1in" text:min-label-width="0.25in"/>
        <style:text-properties fo:font-size="100%"/>
      </text:list-level-style-bullet>
      <text:list-level-style-bullet text:level="5" text:bullet-char="•">
        <style:list-level-properties text:space-before="1.5in" text:min-label-width="0.25in"/>
        <style:text-properties fo:font-size="100%"/>
      </text:list-level-style-bullet>
      <text:list-level-style-bullet text:level="6" text:bullet-char="•">
        <style:list-level-properties text:space-before="2in" text:min-label-width="0.25in"/>
        <style:text-properties fo:font-size="100%"/>
      </text:list-level-style-bullet>
      <text:list-level-style-bullet text:level="7" text:bullet-char="•">
        <style:list-level-properties text:space-before="2.5in" text:min-label-width="0.25in"/>
        <style:text-properties fo:font-size="100%"/>
      </text:list-level-style-bullet>
      <text:list-level-style-bullet text:level="8" text:bullet-char="•">
        <style:list-level-properties text:space-before="3in" text:min-label-width="0.25in"/>
        <style:text-properties fo:font-size="100%"/>
      </text:list-level-style-bullet>
      <text:list-level-style-bullet text:level="9" text:bullet-char="•">
        <style:list-level-properties text:space-before="3.5in" text:min-label-width="0.25in"/>
        <style:text-properties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1in" text:min-label-width="0.25in"/>
        <style:text-properties fo:font-size="100%"/>
      </text:list-level-style-bullet>
      <text:list-level-style-bullet text:level="5" text:bullet-char="•">
        <style:list-level-properties text:space-before="1.5in" text:min-label-width="0.25in"/>
        <style:text-properties fo:font-size="100%"/>
      </text:list-level-style-bullet>
      <text:list-level-style-bullet text:level="6" text:bullet-char="•">
        <style:list-level-properties text:space-before="2in" text:min-label-width="0.25in"/>
        <style:text-properties fo:font-size="100%"/>
      </text:list-level-style-bullet>
      <text:list-level-style-bullet text:level="7" text:bullet-char="•">
        <style:list-level-properties text:space-before="2.5in" text:min-label-width="0.25in"/>
        <style:text-properties fo:font-size="100%"/>
      </text:list-level-style-bullet>
      <text:list-level-style-bullet text:level="8" text:bullet-char="•">
        <style:list-level-properties text:space-before="3in" text:min-label-width="0.25in"/>
        <style:text-properties fo:font-size="100%"/>
      </text:list-level-style-bullet>
      <text:list-level-style-bullet text:level="9" text:bullet-char="•">
        <style:list-level-properties text:space-before="3.5in" text:min-label-width="0.25in"/>
        <style:text-properties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1in" text:min-label-width="0.25in"/>
        <style:text-properties fo:font-size="100%"/>
      </text:list-level-style-bullet>
      <text:list-level-style-bullet text:level="5" text:bullet-char="•">
        <style:list-level-properties text:space-before="1.5in" text:min-label-width="0.25in"/>
        <style:text-properties fo:font-size="100%"/>
      </text:list-level-style-bullet>
      <text:list-level-style-bullet text:level="6" text:bullet-char="•">
        <style:list-level-properties text:space-before="2in" text:min-label-width="0.25in"/>
        <style:text-properties fo:font-size="100%"/>
      </text:list-level-style-bullet>
      <text:list-level-style-bullet text:level="7" text:bullet-char="•">
        <style:list-level-properties text:space-before="2.5in" text:min-label-width="0.25in"/>
        <style:text-properties fo:font-size="100%"/>
      </text:list-level-style-bullet>
      <text:list-level-style-bullet text:level="8" text:bullet-char="•">
        <style:list-level-properties text:space-before="3in" text:min-label-width="0.25in"/>
        <style:text-properties fo:font-size="100%"/>
      </text:list-level-style-bullet>
      <text:list-level-style-bullet text:level="9" text:bullet-char="•">
        <style:list-level-properties text:space-before="3.5in" text:min-label-width="0.25in"/>
        <style:text-properties fo:font-size="100%"/>
      </text:list-level-style-bullet>
    </text:list-style>
    <text:list-style style:name="a75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1in" text:min-label-width="0.25in"/>
        <style:text-properties fo:font-size="100%"/>
      </text:list-level-style-bullet>
      <text:list-level-style-bullet text:level="5" text:bullet-char="•">
        <style:list-level-properties text:space-before="1.5in" text:min-label-width="0.25in"/>
        <style:text-properties fo:font-size="100%"/>
      </text:list-level-style-bullet>
      <text:list-level-style-bullet text:level="6" text:bullet-char="•">
        <style:list-level-properties text:space-before="2in" text:min-label-width="0.25in"/>
        <style:text-properties fo:font-size="100%"/>
      </text:list-level-style-bullet>
      <text:list-level-style-bullet text:level="7" text:bullet-char="•">
        <style:list-level-properties text:space-before="2.5in" text:min-label-width="0.25in"/>
        <style:text-properties fo:font-size="100%"/>
      </text:list-level-style-bullet>
      <text:list-level-style-bullet text:level="8" text:bullet-char="•">
        <style:list-level-properties text:space-before="3in" text:min-label-width="0.25in"/>
        <style:text-properties fo:font-size="100%"/>
      </text:list-level-style-bullet>
      <text:list-level-style-bullet text:level="9" text:bullet-char="•">
        <style:list-level-properties text:space-before="3.5in" text:min-label-width="0.25in"/>
        <style:text-properties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1in" text:min-label-width="0.25in"/>
        <style:text-properties fo:font-size="100%"/>
      </text:list-level-style-bullet>
      <text:list-level-style-bullet text:level="5" text:bullet-char="•">
        <style:list-level-properties text:space-before="1.5in" text:min-label-width="0.25in"/>
        <style:text-properties fo:font-size="100%"/>
      </text:list-level-style-bullet>
      <text:list-level-style-bullet text:level="6" text:bullet-char="•">
        <style:list-level-properties text:space-before="2in" text:min-label-width="0.25in"/>
        <style:text-properties fo:font-size="100%"/>
      </text:list-level-style-bullet>
      <text:list-level-style-bullet text:level="7" text:bullet-char="•">
        <style:list-level-properties text:space-before="2.5in" text:min-label-width="0.25in"/>
        <style:text-properties fo:font-size="100%"/>
      </text:list-level-style-bullet>
      <text:list-level-style-bullet text:level="8" text:bullet-char="•">
        <style:list-level-properties text:space-before="3in" text:min-label-width="0.25in"/>
        <style:text-properties fo:font-size="100%"/>
      </text:list-level-style-bullet>
      <text:list-level-style-bullet text:level="9" text:bullet-char="•">
        <style:list-level-properties text:space-before="3.5in" text:min-label-width="0.25in"/>
        <style:text-properties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1in" text:min-label-width="0.25in"/>
        <style:text-properties fo:font-size="100%"/>
      </text:list-level-style-bullet>
      <text:list-level-style-bullet text:level="5" text:bullet-char="•">
        <style:list-level-properties text:space-before="1.5in" text:min-label-width="0.25in"/>
        <style:text-properties fo:font-size="100%"/>
      </text:list-level-style-bullet>
      <text:list-level-style-bullet text:level="6" text:bullet-char="•">
        <style:list-level-properties text:space-before="2in" text:min-label-width="0.25in"/>
        <style:text-properties fo:font-size="100%"/>
      </text:list-level-style-bullet>
      <text:list-level-style-bullet text:level="7" text:bullet-char="•">
        <style:list-level-properties text:space-before="2.5in" text:min-label-width="0.25in"/>
        <style:text-properties fo:font-size="100%"/>
      </text:list-level-style-bullet>
      <text:list-level-style-bullet text:level="8" text:bullet-char="•">
        <style:list-level-properties text:space-before="3in" text:min-label-width="0.25in"/>
        <style:text-properties fo:font-size="100%"/>
      </text:list-level-style-bullet>
      <text:list-level-style-bullet text:level="9" text:bullet-char="•">
        <style:list-level-properties text:space-before="3.5in" text:min-label-width="0.25in"/>
        <style:text-properties fo:font-size="100%"/>
      </text:list-level-style-bullet>
    </text:list-style>
    <text:list-style style:name="a84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1in" text:min-label-width="0.25in"/>
        <style:text-properties fo:font-size="100%"/>
      </text:list-level-style-bullet>
      <text:list-level-style-bullet text:level="5" text:bullet-char="•">
        <style:list-level-properties text:space-before="1.5in" text:min-label-width="0.25in"/>
        <style:text-properties fo:font-size="100%"/>
      </text:list-level-style-bullet>
      <text:list-level-style-bullet text:level="6" text:bullet-char="•">
        <style:list-level-properties text:space-before="2in" text:min-label-width="0.25in"/>
        <style:text-properties fo:font-size="100%"/>
      </text:list-level-style-bullet>
      <text:list-level-style-bullet text:level="7" text:bullet-char="•">
        <style:list-level-properties text:space-before="2.5in" text:min-label-width="0.25in"/>
        <style:text-properties fo:font-size="100%"/>
      </text:list-level-style-bullet>
      <text:list-level-style-bullet text:level="8" text:bullet-char="•">
        <style:list-level-properties text:space-before="3in" text:min-label-width="0.25in"/>
        <style:text-properties fo:font-size="100%"/>
      </text:list-level-style-bullet>
      <text:list-level-style-bullet text:level="9" text:bullet-char="•">
        <style:list-level-properties text:space-before="3.5in" text:min-label-width="0.25in"/>
        <style:text-properties fo:font-size="100%"/>
      </text:list-level-style-bullet>
    </text:list-style>
    <text:list-style style:name="a83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1in" text:min-label-width="0.25in"/>
        <style:text-properties fo:font-size="100%"/>
      </text:list-level-style-bullet>
      <text:list-level-style-bullet text:level="5" text:bullet-char="•">
        <style:list-level-properties text:space-before="1.5in" text:min-label-width="0.25in"/>
        <style:text-properties fo:font-size="100%"/>
      </text:list-level-style-bullet>
      <text:list-level-style-bullet text:level="6" text:bullet-char="•">
        <style:list-level-properties text:space-before="2in" text:min-label-width="0.25in"/>
        <style:text-properties fo:font-size="100%"/>
      </text:list-level-style-bullet>
      <text:list-level-style-bullet text:level="7" text:bullet-char="•">
        <style:list-level-properties text:space-before="2.5in" text:min-label-width="0.25in"/>
        <style:text-properties fo:font-size="100%"/>
      </text:list-level-style-bullet>
      <text:list-level-style-bullet text:level="8" text:bullet-char="•">
        <style:list-level-properties text:space-before="3in" text:min-label-width="0.25in"/>
        <style:text-properties fo:font-size="100%"/>
      </text:list-level-style-bullet>
      <text:list-level-style-bullet text:level="9" text:bullet-char="•">
        <style:list-level-properties text:space-before="3.5in" text:min-label-width="0.25in"/>
        <style:text-properties fo:font-size="100%"/>
      </text:list-level-style-bullet>
    </text:list-style>
  </office:automatic-styles>
  <office:body>
    <office:presentation>
      <draw:page draw:name="Slide1" draw:style-name="a720" draw:master-page-name="Master1-Layout1-title-Diapositive-de-titre" presentation:presentation-page-layout-name="Master1-PPL1" draw:id="Slide-256">
        <draw:frame draw:id="id70" presentation:style-name="a723" draw:name="Titre 1" svg:x="0.603in" svg:y="3.27751in" svg:width="11in" svg:height="1.87121in" presentation:class="title" presentation:placeholder="false">
          <draw:text-box>
            <text:p text:style-name="a722" text:class-names="" text:cond-style-name=""><text:span text:style-name="a721" text:class-names="">Projet Smart-Patate</text:span></text:p>
          </draw:text-box>
          <svg:title/>
          <svg:desc/>
        </draw:frame>
        <draw:frame draw:id="id71" presentation:style-name="a726" draw:name="Sous-titre 2" svg:x="1.16667in" svg:y="5.41667in" svg:width="11in" svg:height="0.75in" presentation:class="subtitle" presentation:placeholder="false">
          <draw:text-box>
            <text:p text:style-name="a725" text:class-names="" text:cond-style-name=""><text:span text:style-name="a724" text:class-names="">Descamps Anthony, Naessens Valentin, Hoyez Alexis, Lecomte Alexandre<text:s text:c="1"/></text:span></text:p>
          </draw:text-box>
          <svg:title/>
          <svg:desc/>
        </draw:frame>
        <presentation:notes draw:style-name="a732">
          <draw:page-thumbnail draw:page-number="1" svg:x="0.75in" svg:y="1.25in" svg:width="6in" svg:height="3.375in" presentation:class="page" draw:id="id72" presentation:style-name="a727" draw:name="Espace réservé de l'image des diapositives 1">
            <svg:title/>
            <svg:desc/>
          </draw:page-thumbnail>
          <draw:frame draw:id="id73" presentation:style-name="a728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74" draw:style-name="a731" draw:name="Espace réservé du numéro de diapositive 3" svg:x="4.24826in" svg:y="9.49826in" svg:width="3.25in" svg:height="0.50174in">
            <draw:text-box>
              <text:p text:style-name="a730" text:class-names="" text:cond-style-name=""><text:span text:style-name="a72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734" draw:master-page-name="Master1-Layout1-title-Diapositive-de-titre" presentation:presentation-page-layout-name="Master1-PPL1" draw:id="Slide-257">
        <draw:g draw:name="Diagramme 4" draw:id="id75">
          <svg:title/>
          <svg:desc/>
          <draw:custom-shape svg:x="2.22222in" svg:y="0.78704in" svg:width="8.88889in" svg:height="1.85185in" draw:id="id77" draw:style-name="a744" draw:name="Forme libre : forme 2">
            <svg:title/>
            <svg:desc/>
            <text:p text:style-name="a737" text:class-names="" text:cond-style-name=""><text:span text:style-name="a736" text:class-names="">EXPERIENCE 1</text:span></text:p>
            <text:list text:style-name="a740">
              <text:list-item>
                <text:list text:style-name="a740">
                  <text:list-item>
                    <text:p text:style-name="a739" text:class-names="" text:cond-style-name=""><text:span text:style-name="a738" text:class-names="">Détail de l’expérience</text:span></text:p>
                  </text:list-item>
                </text:list>
              </text:list-item>
            </text:list>
            <text:list text:style-name="a743">
              <text:list-item>
                <text:list text:style-name="a743">
                  <text:list-item>
                    <text:p text:style-name="a742" text:class-names="" text:cond-style-name=""><text:span text:style-name="a741" text:class-names="">Résolution des questions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8128000 1693333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8128000"/>
              <draw:equation draw:name="f2" draw:formula="1693333"/>
              <draw:equation draw:name="f3" draw:formula="169333"/>
              <draw:equation draw:name="f4" draw:formula="75813"/>
              <draw:equation draw:name="f5" draw:formula="7958667"/>
              <draw:equation draw:name="f6" draw:formula="8052187"/>
              <draw:equation draw:name="f7" draw:formula="1524000"/>
              <draw:equation draw:name="f8" draw:formula="1617520"/>
              <draw:equation draw:name="f9" draw:formula="?f2 - ?f0"/>
              <draw:equation draw:name="f10" draw:formula="?f1 - ?f0"/>
              <draw:equation draw:name="f11" draw:formula="?f10 / 8128000"/>
              <draw:equation draw:name="f12" draw:formula="?f9 / 1693333"/>
              <draw:equation draw:name="f13" draw:formula="0 * ?f10"/>
              <draw:equation draw:name="f14" draw:formula="169333 * ?f9"/>
              <draw:equation draw:name="f15" draw:formula="169333 * ?f10"/>
              <draw:equation draw:name="f16" draw:formula="0 * ?f9"/>
              <draw:equation draw:name="f17" draw:formula="7958667 * ?f10"/>
              <draw:equation draw:name="f18" draw:formula="8128000 * ?f10"/>
              <draw:equation draw:name="f19" draw:formula="1524000 * ?f9"/>
              <draw:equation draw:name="f20" draw:formula="1693333 * ?f9"/>
              <draw:equation draw:name="f21" draw:formula="?f13 / 8128000"/>
              <draw:equation draw:name="f22" draw:formula="?f14 / 1693333"/>
              <draw:equation draw:name="f23" draw:formula="?f15 / 8128000"/>
              <draw:equation draw:name="f24" draw:formula="?f16 / 1693333"/>
              <draw:equation draw:name="f25" draw:formula="?f17 / 8128000"/>
              <draw:equation draw:name="f26" draw:formula="?f18 / 8128000"/>
              <draw:equation draw:name="f27" draw:formula="?f19 / 1693333"/>
              <draw:equation draw:name="f28" draw:formula="?f20 / 1693333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40741in" svg:y="0.97222in" svg:width="1.77778in" svg:height="1.48148in" draw:id="id78" draw:style-name="a748" draw:name="Forme libre : forme 3">
            <svg:title/>
            <svg:desc/>
            <text:p text:style-name="a746" text:class-names="" text:cond-style-name=""><text:span text:style-name="a745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2.22222in" svg:y="2.82407in" svg:width="8.88889in" svg:height="1.85185in" draw:id="id79" draw:style-name="a757" draw:name="Forme libre : forme 4">
            <svg:title/>
            <svg:desc/>
            <text:p text:style-name="a750" text:class-names="" text:cond-style-name=""><text:span text:style-name="a749" text:class-names="">EXPERIENCE 2</text:span></text:p>
            <text:list text:style-name="a753">
              <text:list-item>
                <text:list text:style-name="a753">
                  <text:list-item>
                    <text:p text:style-name="a752" text:class-names="" text:cond-style-name=""><text:span text:style-name="a751" text:class-names="">Détail de l’expérience</text:span></text:p>
                  </text:list-item>
                </text:list>
              </text:list-item>
            </text:list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Résolution des questions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8128000 1693333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8128000"/>
              <draw:equation draw:name="f2" draw:formula="1693333"/>
              <draw:equation draw:name="f3" draw:formula="169333"/>
              <draw:equation draw:name="f4" draw:formula="75813"/>
              <draw:equation draw:name="f5" draw:formula="7958667"/>
              <draw:equation draw:name="f6" draw:formula="8052187"/>
              <draw:equation draw:name="f7" draw:formula="1524000"/>
              <draw:equation draw:name="f8" draw:formula="1617520"/>
              <draw:equation draw:name="f9" draw:formula="?f2 - ?f0"/>
              <draw:equation draw:name="f10" draw:formula="?f1 - ?f0"/>
              <draw:equation draw:name="f11" draw:formula="?f10 / 8128000"/>
              <draw:equation draw:name="f12" draw:formula="?f9 / 1693333"/>
              <draw:equation draw:name="f13" draw:formula="0 * ?f10"/>
              <draw:equation draw:name="f14" draw:formula="169333 * ?f9"/>
              <draw:equation draw:name="f15" draw:formula="169333 * ?f10"/>
              <draw:equation draw:name="f16" draw:formula="0 * ?f9"/>
              <draw:equation draw:name="f17" draw:formula="7958667 * ?f10"/>
              <draw:equation draw:name="f18" draw:formula="8128000 * ?f10"/>
              <draw:equation draw:name="f19" draw:formula="1524000 * ?f9"/>
              <draw:equation draw:name="f20" draw:formula="1693333 * ?f9"/>
              <draw:equation draw:name="f21" draw:formula="?f13 / 8128000"/>
              <draw:equation draw:name="f22" draw:formula="?f14 / 1693333"/>
              <draw:equation draw:name="f23" draw:formula="?f15 / 8128000"/>
              <draw:equation draw:name="f24" draw:formula="?f16 / 1693333"/>
              <draw:equation draw:name="f25" draw:formula="?f17 / 8128000"/>
              <draw:equation draw:name="f26" draw:formula="?f18 / 8128000"/>
              <draw:equation draw:name="f27" draw:formula="?f19 / 1693333"/>
              <draw:equation draw:name="f28" draw:formula="?f20 / 1693333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40741in" svg:y="3.00926in" svg:width="1.77778in" svg:height="1.48148in" draw:id="id80" draw:style-name="a761" draw:name="Forme libre : forme 5">
            <svg:title/>
            <svg:desc/>
            <text:p text:style-name="a759" text:class-names="" text:cond-style-name=""><text:span text:style-name="a758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2.22222in" svg:y="4.86111in" svg:width="8.88889in" svg:height="1.85185in" draw:id="id81" draw:style-name="a770" draw:name="Forme libre : forme 6">
            <svg:title/>
            <svg:desc/>
            <text:p text:style-name="a763" text:class-names="" text:cond-style-name=""><text:span text:style-name="a762" text:class-names="">PROTOTYPE</text:span></text:p>
            <text:list text:style-name="a766">
              <text:list-item>
                <text:list text:style-name="a766">
                  <text:list-item>
                    <text:p text:style-name="a765" text:class-names="" text:cond-style-name=""><text:span text:style-name="a764" text:class-names="">Fonctionnement du circuit et du capteur</text:span></text:p>
                  </text:list-item>
                </text:list>
              </text:list-item>
            </text:list>
            <text:list text:style-name="a769">
              <text:list-item>
                <text:list text:style-name="a769">
                  <text:list-item>
                    <text:p text:style-name="a768" text:class-names="" text:cond-style-name=""><text:span text:style-name="a767" text:class-names="">Présentation du prototype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8128000 1693333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8128000"/>
              <draw:equation draw:name="f2" draw:formula="1693333"/>
              <draw:equation draw:name="f3" draw:formula="169333"/>
              <draw:equation draw:name="f4" draw:formula="75813"/>
              <draw:equation draw:name="f5" draw:formula="7958667"/>
              <draw:equation draw:name="f6" draw:formula="8052187"/>
              <draw:equation draw:name="f7" draw:formula="1524000"/>
              <draw:equation draw:name="f8" draw:formula="1617520"/>
              <draw:equation draw:name="f9" draw:formula="?f2 - ?f0"/>
              <draw:equation draw:name="f10" draw:formula="?f1 - ?f0"/>
              <draw:equation draw:name="f11" draw:formula="?f10 / 8128000"/>
              <draw:equation draw:name="f12" draw:formula="?f9 / 1693333"/>
              <draw:equation draw:name="f13" draw:formula="0 * ?f10"/>
              <draw:equation draw:name="f14" draw:formula="169333 * ?f9"/>
              <draw:equation draw:name="f15" draw:formula="169333 * ?f10"/>
              <draw:equation draw:name="f16" draw:formula="0 * ?f9"/>
              <draw:equation draw:name="f17" draw:formula="7958667 * ?f10"/>
              <draw:equation draw:name="f18" draw:formula="8128000 * ?f10"/>
              <draw:equation draw:name="f19" draw:formula="1524000 * ?f9"/>
              <draw:equation draw:name="f20" draw:formula="1693333 * ?f9"/>
              <draw:equation draw:name="f21" draw:formula="?f13 / 8128000"/>
              <draw:equation draw:name="f22" draw:formula="?f14 / 1693333"/>
              <draw:equation draw:name="f23" draw:formula="?f15 / 8128000"/>
              <draw:equation draw:name="f24" draw:formula="?f16 / 1693333"/>
              <draw:equation draw:name="f25" draw:formula="?f17 / 8128000"/>
              <draw:equation draw:name="f26" draw:formula="?f18 / 8128000"/>
              <draw:equation draw:name="f27" draw:formula="?f19 / 1693333"/>
              <draw:equation draw:name="f28" draw:formula="?f20 / 1693333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40741in" svg:y="5.04629in" svg:width="1.77778in" svg:height="1.48148in" draw:id="id82" draw:style-name="a773" draw:name="Forme libre : forme 7">
            <svg:title/>
            <svg:desc/>
            <text:p text:style-name="a772" text:class-names="" text:cond-style-name=""><text:span text:style-name="a771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</draw:g>
        <draw:frame draw:id="id76" draw:style-name="a735" draw:transform="translate(-0.69144in -0.91624in) rotate(-4.71239) translate(3.33046in 5.70137in)" draw:name="Image 9" svg:width="1.38289in" svg:height="1.83248in" style:rel-width="scale" style:rel-height="scale">
          <draw:image xlink:href="media/image1.jpeg" xlink:type="simple" xlink:show="embed" xlink:actuate="onLoad"/>
          <svg:title/>
          <svg:desc/>
        </draw:frame>
        <presentation:notes draw:style-name="a779">
          <draw:page-thumbnail draw:page-number="2" svg:x="0.75in" svg:y="1.25in" svg:width="6in" svg:height="3.375in" presentation:class="page" draw:id="id83" presentation:style-name="a774" draw:name="Espace réservé de l'image des diapositives 1">
            <svg:title/>
            <svg:desc/>
          </draw:page-thumbnail>
          <draw:frame draw:id="id84" presentation:style-name="a775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85" draw:style-name="a778" draw:name="Espace réservé du numéro de diapositive 3" svg:x="4.24826in" svg:y="9.49826in" svg:width="3.25in" svg:height="0.50174in">
            <draw:text-box>
              <text:p text:style-name="a777" text:class-names="" text:cond-style-name=""><text:span text:style-name="a77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781" draw:master-page-name="Master1-Layout1-title-Diapositive-de-titre" presentation:presentation-page-layout-name="Master1-PPL1" draw:id="Slide-258">
        <draw:custom-shape svg:x="3.52046in" svg:y="0.26072in" svg:width="8.88889in" svg:height="1.85185in" draw:id="id86" draw:style-name="a790" draw:name="Forme libre : forme 4">
          <svg:title/>
          <svg:desc/>
          <text:p text:style-name="a783" text:class-names="" text:cond-style-name=""><text:span text:style-name="a782" text:class-names="">EXPERIENCE 1</text:span></text:p>
          <text:list text:style-name="a786">
            <text:list-item>
              <text:list text:style-name="a786">
                <text:list-item>
                  <text:p text:style-name="a785" text:class-names="" text:cond-style-name=""><text:span text:style-name="a784" text:class-names="">Détail de l’expérience</text:span></text:p>
                </text:list-item>
              </text:list>
            </text:list-item>
          </text:list>
          <text:list text:style-name="a789">
            <text:list-item>
              <text:list text:style-name="a789">
                <text:list-item>
                  <text:p text:style-name="a788" text:class-names="" text:cond-style-name=""><text:span text:style-name="a787" text:class-names="">Résolution des questions</text:span></text:p>
                </text:list-item>
              </text:list>
            </text:list-item>
          </text:list>
          <draw:enhanced-geometry xmlns:dr3d="urn:oasis:names:tc:opendocument:xmlns:dr3d:1.0" draw:type="non-primitive" svg:viewBox="0 0 8128000 1693333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<draw:equation draw:name="f0" draw:formula="0"/>
            <draw:equation draw:name="f1" draw:formula="8128000"/>
            <draw:equation draw:name="f2" draw:formula="1693333"/>
            <draw:equation draw:name="f3" draw:formula="169333"/>
            <draw:equation draw:name="f4" draw:formula="75813"/>
            <draw:equation draw:name="f5" draw:formula="7958667"/>
            <draw:equation draw:name="f6" draw:formula="8052187"/>
            <draw:equation draw:name="f7" draw:formula="1524000"/>
            <draw:equation draw:name="f8" draw:formula="1617520"/>
            <draw:equation draw:name="f9" draw:formula="?f2 - ?f0"/>
            <draw:equation draw:name="f10" draw:formula="?f1 - ?f0"/>
            <draw:equation draw:name="f11" draw:formula="?f10 / 8128000"/>
            <draw:equation draw:name="f12" draw:formula="?f9 / 1693333"/>
            <draw:equation draw:name="f13" draw:formula="0 * ?f10"/>
            <draw:equation draw:name="f14" draw:formula="169333 * ?f9"/>
            <draw:equation draw:name="f15" draw:formula="169333 * ?f10"/>
            <draw:equation draw:name="f16" draw:formula="0 * ?f9"/>
            <draw:equation draw:name="f17" draw:formula="7958667 * ?f10"/>
            <draw:equation draw:name="f18" draw:formula="8128000 * ?f10"/>
            <draw:equation draw:name="f19" draw:formula="1524000 * ?f9"/>
            <draw:equation draw:name="f20" draw:formula="1693333 * ?f9"/>
            <draw:equation draw:name="f21" draw:formula="?f13 / 8128000"/>
            <draw:equation draw:name="f22" draw:formula="?f14 / 1693333"/>
            <draw:equation draw:name="f23" draw:formula="?f15 / 8128000"/>
            <draw:equation draw:name="f24" draw:formula="?f16 / 1693333"/>
            <draw:equation draw:name="f25" draw:formula="?f17 / 8128000"/>
            <draw:equation draw:name="f26" draw:formula="?f18 / 8128000"/>
            <draw:equation draw:name="f27" draw:formula="?f19 / 1693333"/>
            <draw:equation draw:name="f28" draw:formula="?f20 / 1693333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1"/>
            <draw:equation draw:name="f39" draw:formula="?f27 / ?f12"/>
            <draw:equation draw:name="f40" draw:formula="?f28 / ?f12"/>
          </draw:enhanced-geometry>
        </draw:custom-shape>
        <draw:custom-shape svg:x="3.52046in" svg:y="0.44591in" svg:width="1.77778in" svg:height="1.48148in" draw:id="id87" draw:style-name="a794" draw:name="Forme libre : forme 5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216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88" draw:style-name="a795" draw:name="Picture 2" svg:x="0.47133in" svg:y="2.67944in" svg:width="4.9229in" svg:height="3.81507in" style:rel-width="scale" style:rel-height="scale">
          <draw:image xlink:href="media/image2.png" xlink:type="simple" xlink:show="embed" xlink:actuate="onLoad"/>
          <svg:title/>
          <svg:desc>schema_smartPatate</svg:desc>
        </draw:frame>
        <draw:frame draw:id="id89" draw:style-name="a796" draw:name="Image 7" svg:x="5.95458in" svg:y="2.43905in" svg:width="6.38658in" svg:height="1.25325in" style:rel-width="scale" style:rel-height="scale">
          <draw:image xlink:href="media/image3.tmp" xlink:type="simple" xlink:show="embed" xlink:actuate="onLoad"/>
          <svg:title/>
          <svg:desc>Capture d’écran</svg:desc>
        </draw:frame>
        <draw:frame draw:id="id90" draw:style-name="a797" draw:name="Image 8" svg:x="6.28522in" svg:y="4.03771in" svg:width="5.85239in" svg:height="3.17383in" style:rel-width="scale" style:rel-height="scale">
          <draw:image xlink:href="media/image4.tmp" xlink:type="simple" xlink:show="embed" xlink:actuate="onLoad"/>
          <svg:title/>
          <svg:desc>Capture d’écran</svg:desc>
        </draw:frame>
        <presentation:notes draw:style-name="a803">
          <draw:page-thumbnail draw:page-number="3" svg:x="0.75in" svg:y="1.25in" svg:width="6in" svg:height="3.375in" presentation:class="page" draw:id="id91" presentation:style-name="a798" draw:name="Espace réservé de l'image des diapositives 1">
            <svg:title/>
            <svg:desc/>
          </draw:page-thumbnail>
          <draw:frame draw:id="id92" presentation:style-name="a799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93" draw:style-name="a802" draw:name="Espace réservé du numéro de diapositive 3" svg:x="4.24826in" svg:y="9.49826in" svg:width="3.25in" svg:height="0.50174in">
            <draw:text-box>
              <text:p text:style-name="a801" text:class-names="" text:cond-style-name=""><text:span text:style-name="a80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805" draw:master-page-name="Master1-Layout1-title-Diapositive-de-titre" presentation:presentation-page-layout-name="Master1-PPL1" draw:id="Slide-259">
        <draw:custom-shape svg:x="3.50292in" svg:y="0.26267in" svg:width="8.88889in" svg:height="1.85185in" draw:id="id94" draw:style-name="a814" draw:name="Forme libre : forme 4">
          <svg:title/>
          <svg:desc/>
          <text:p text:style-name="a807" text:class-names="" text:cond-style-name=""><text:span text:style-name="a806" text:class-names="">EXPERIENCE 2</text:span></text:p>
          <text:list text:style-name="a810">
            <text:list-item>
              <text:list text:style-name="a810">
                <text:list-item>
                  <text:p text:style-name="a809" text:class-names="" text:cond-style-name=""><text:span text:style-name="a808" text:class-names="">Détail de l’expérience</text:span></text:p>
                </text:list-item>
              </text:list>
            </text:list-item>
          </text:list>
          <text:list text:style-name="a813">
            <text:list-item>
              <text:list text:style-name="a813">
                <text:list-item>
                  <text:p text:style-name="a812" text:class-names="" text:cond-style-name=""><text:span text:style-name="a811" text:class-names="">Résolution des questions</text:span></text:p>
                </text:list-item>
              </text:list>
            </text:list-item>
          </text:list>
          <draw:enhanced-geometry xmlns:dr3d="urn:oasis:names:tc:opendocument:xmlns:dr3d:1.0" draw:type="non-primitive" svg:viewBox="0 0 8128000 1693333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<draw:equation draw:name="f0" draw:formula="0"/>
            <draw:equation draw:name="f1" draw:formula="8128000"/>
            <draw:equation draw:name="f2" draw:formula="1693333"/>
            <draw:equation draw:name="f3" draw:formula="169333"/>
            <draw:equation draw:name="f4" draw:formula="75813"/>
            <draw:equation draw:name="f5" draw:formula="7958667"/>
            <draw:equation draw:name="f6" draw:formula="8052187"/>
            <draw:equation draw:name="f7" draw:formula="1524000"/>
            <draw:equation draw:name="f8" draw:formula="1617520"/>
            <draw:equation draw:name="f9" draw:formula="?f2 - ?f0"/>
            <draw:equation draw:name="f10" draw:formula="?f1 - ?f0"/>
            <draw:equation draw:name="f11" draw:formula="?f10 / 8128000"/>
            <draw:equation draw:name="f12" draw:formula="?f9 / 1693333"/>
            <draw:equation draw:name="f13" draw:formula="0 * ?f10"/>
            <draw:equation draw:name="f14" draw:formula="169333 * ?f9"/>
            <draw:equation draw:name="f15" draw:formula="169333 * ?f10"/>
            <draw:equation draw:name="f16" draw:formula="0 * ?f9"/>
            <draw:equation draw:name="f17" draw:formula="7958667 * ?f10"/>
            <draw:equation draw:name="f18" draw:formula="8128000 * ?f10"/>
            <draw:equation draw:name="f19" draw:formula="1524000 * ?f9"/>
            <draw:equation draw:name="f20" draw:formula="1693333 * ?f9"/>
            <draw:equation draw:name="f21" draw:formula="?f13 / 8128000"/>
            <draw:equation draw:name="f22" draw:formula="?f14 / 1693333"/>
            <draw:equation draw:name="f23" draw:formula="?f15 / 8128000"/>
            <draw:equation draw:name="f24" draw:formula="?f16 / 1693333"/>
            <draw:equation draw:name="f25" draw:formula="?f17 / 8128000"/>
            <draw:equation draw:name="f26" draw:formula="?f18 / 8128000"/>
            <draw:equation draw:name="f27" draw:formula="?f19 / 1693333"/>
            <draw:equation draw:name="f28" draw:formula="?f20 / 1693333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1"/>
            <draw:equation draw:name="f39" draw:formula="?f27 / ?f12"/>
            <draw:equation draw:name="f40" draw:formula="?f28 / ?f12"/>
          </draw:enhanced-geometry>
        </draw:custom-shape>
        <draw:custom-shape svg:x="3.50292in" svg:y="0.44785in" svg:width="1.77778in" svg:height="1.48148in" draw:id="id95" draw:style-name="a818" draw:name="Forme libre : forme 5">
          <svg:title/>
          <svg:desc/>
          <text:p text:style-name="a816" text:class-names="" text:cond-style-name=""><text:span text:style-name="a81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216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96" draw:style-name="a819" draw:name="Image 3" svg:x="0.41959in" svg:y="2.11451in" svg:width="5.12427in" svg:height="4.76268in" style:rel-width="scale" style:rel-height="scale">
          <draw:image xlink:href="media/image5.png" xlink:type="simple" xlink:show="embed" xlink:actuate="onLoad"/>
          <svg:title/>
          <svg:desc/>
        </draw:frame>
        <draw:frame draw:id="id97" draw:style-name="a820" draw:name="Image 4" svg:x="6.34166in" svg:y="2.62877in" svg:width="6.33422in" svg:height="0.9793in" style:rel-width="scale" style:rel-height="scale">
          <draw:image xlink:href="media/image6.png" xlink:type="simple" xlink:show="embed" xlink:actuate="onLoad"/>
          <svg:title/>
          <svg:desc/>
        </draw:frame>
        <draw:frame draw:id="id98" draw:style-name="a821" draw:name="Image 5" svg:x="6.34166in" svg:y="3.92155in" svg:width="6.33422in" svg:height="3.1458in" style:rel-width="scale" style:rel-height="scale">
          <draw:image xlink:href="media/image7.jpg" xlink:type="simple" xlink:show="embed" xlink:actuate="onLoad"/>
          <svg:title/>
          <svg:desc/>
        </draw:frame>
        <draw:frame draw:id="id99" draw:style-name="a826" draw:name="ZoneTexte 6" svg:x="6.34166in" svg:y="2.11401in" svg:width="6.33422in" svg:height="0.80781in">
          <draw:text-box>
            <text:p text:style-name="a823" text:class-names="" text:cond-style-name=""><text:span text:style-name="a822" text:class-names="">Tableau présentant les indices des cases du tableau contenant les différentes fréquences pour lesquelles le signal a une amplitude maximale</text:span></text:p>
            <text:p text:style-name="a825" text:class-names="" text:cond-style-name=""><text:span text:style-name="a824" text:class-names=""/></text:p>
          </draw:text-box>
          <svg:title/>
          <svg:desc/>
        </draw:frame>
        <presentation:notes draw:style-name="a832">
          <draw:page-thumbnail draw:page-number="4" svg:x="0.75in" svg:y="1.25in" svg:width="6in" svg:height="3.375in" presentation:class="page" draw:id="id100" presentation:style-name="a827" draw:name="Espace réservé de l'image des diapositives 1">
            <svg:title/>
            <svg:desc/>
          </draw:page-thumbnail>
          <draw:frame draw:id="id101" presentation:style-name="a828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02" draw:style-name="a831" draw:name="Espace réservé du numéro de diapositive 3" svg:x="4.24826in" svg:y="9.49826in" svg:width="3.25in" svg:height="0.50174in">
            <draw:text-box>
              <text:p text:style-name="a830" text:class-names="" text:cond-style-name=""><text:span text:style-name="a82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834" draw:master-page-name="Master1-Layout1-title-Diapositive-de-titre" presentation:presentation-page-layout-name="Master1-PPL1" draw:id="Slide-260">
        <draw:custom-shape svg:x="3.48538in" svg:y="0.28216in" svg:width="8.88889in" svg:height="1.85185in" draw:id="id103" draw:style-name="a843" draw:name="Forme libre : forme 3">
          <svg:title/>
          <svg:desc/>
          <text:p text:style-name="a836" text:class-names="" text:cond-style-name=""><text:span text:style-name="a835" text:class-names="">PROTOTYPE</text:span></text:p>
          <text:list text:style-name="a839">
            <text:list-item>
              <text:list text:style-name="a839">
                <text:list-item>
                  <text:p text:style-name="a838" text:class-names="" text:cond-style-name=""><text:span text:style-name="a837" text:class-names="">Fonctionnement du circuit et du capteur</text:span></text:p>
                </text:list-item>
              </text:list>
            </text:list-item>
          </text:list>
          <text:list text:style-name="a842">
            <text:list-item>
              <text:list text:style-name="a842">
                <text:list-item>
                  <text:p text:style-name="a841" text:class-names="" text:cond-style-name=""><text:span text:style-name="a840" text:class-names="">Présentation du prototype</text:span></text:p>
                </text:list-item>
              </text:list>
            </text:list-item>
          </text:list>
          <draw:enhanced-geometry xmlns:dr3d="urn:oasis:names:tc:opendocument:xmlns:dr3d:1.0" draw:type="non-primitive" svg:viewBox="0 0 8128000 1693333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<draw:equation draw:name="f0" draw:formula="0"/>
            <draw:equation draw:name="f1" draw:formula="8128000"/>
            <draw:equation draw:name="f2" draw:formula="1693333"/>
            <draw:equation draw:name="f3" draw:formula="169333"/>
            <draw:equation draw:name="f4" draw:formula="75813"/>
            <draw:equation draw:name="f5" draw:formula="7958667"/>
            <draw:equation draw:name="f6" draw:formula="8052187"/>
            <draw:equation draw:name="f7" draw:formula="1524000"/>
            <draw:equation draw:name="f8" draw:formula="1617520"/>
            <draw:equation draw:name="f9" draw:formula="?f2 - ?f0"/>
            <draw:equation draw:name="f10" draw:formula="?f1 - ?f0"/>
            <draw:equation draw:name="f11" draw:formula="?f10 / 8128000"/>
            <draw:equation draw:name="f12" draw:formula="?f9 / 1693333"/>
            <draw:equation draw:name="f13" draw:formula="0 * ?f10"/>
            <draw:equation draw:name="f14" draw:formula="169333 * ?f9"/>
            <draw:equation draw:name="f15" draw:formula="169333 * ?f10"/>
            <draw:equation draw:name="f16" draw:formula="0 * ?f9"/>
            <draw:equation draw:name="f17" draw:formula="7958667 * ?f10"/>
            <draw:equation draw:name="f18" draw:formula="8128000 * ?f10"/>
            <draw:equation draw:name="f19" draw:formula="1524000 * ?f9"/>
            <draw:equation draw:name="f20" draw:formula="1693333 * ?f9"/>
            <draw:equation draw:name="f21" draw:formula="?f13 / 8128000"/>
            <draw:equation draw:name="f22" draw:formula="?f14 / 1693333"/>
            <draw:equation draw:name="f23" draw:formula="?f15 / 8128000"/>
            <draw:equation draw:name="f24" draw:formula="?f16 / 1693333"/>
            <draw:equation draw:name="f25" draw:formula="?f17 / 8128000"/>
            <draw:equation draw:name="f26" draw:formula="?f18 / 8128000"/>
            <draw:equation draw:name="f27" draw:formula="?f19 / 1693333"/>
            <draw:equation draw:name="f28" draw:formula="?f20 / 1693333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1"/>
            <draw:equation draw:name="f39" draw:formula="?f27 / ?f12"/>
            <draw:equation draw:name="f40" draw:formula="?f28 / ?f12"/>
          </draw:enhanced-geometry>
        </draw:custom-shape>
        <draw:frame draw:id="id104" draw:style-name="a844" draw:transform="translate(-0.73046in -0.91624in) rotate(-4.71239) translate(4.40162in 1.16901in)" draw:name="Image 9" svg:width="1.46093in" svg:height="1.83248in" style:rel-width="scale" style:rel-height="scale">
          <draw:image xlink:href="media/image1.jpeg" xlink:type="simple" xlink:show="embed" xlink:actuate="onLoad"/>
          <svg:title/>
          <svg:desc/>
        </draw:frame>
        <draw:frame draw:id="id105" draw:style-name="a845" draw:transform="translate(-1.04826in -1.3879in) rotate(-4.71239) translate(1.66144in 3.18227in)" draw:name="Image 3" svg:width="2.09652in" svg:height="2.7758in" style:rel-width="scale" style:rel-height="scale">
          <draw:image xlink:href="media/image8.jpg" xlink:type="simple" xlink:show="embed" xlink:actuate="onLoad"/>
          <svg:title/>
          <svg:desc/>
        </draw:frame>
        <draw:frame draw:id="id106" draw:style-name="a846" draw:transform="translate(-1.10166in -1.45859in) rotate(-4.71239) translate(7.71323in 3.23567in)" draw:name="Image 4" svg:width="2.20332in" svg:height="2.91719in" style:rel-width="scale" style:rel-height="scale">
          <draw:image xlink:href="media/image9.jpg" xlink:type="simple" xlink:show="embed" xlink:actuate="onLoad"/>
          <svg:title/>
          <svg:desc/>
        </draw:frame>
        <draw:frame draw:id="id107" draw:style-name="a847" draw:transform="translate(-1.04826in -1.3879in) rotate(-4.71239) translate(1.66144in 5.90098in)" draw:name="Image 5" svg:width="2.09653in" svg:height="2.7758in" style:rel-width="scale" style:rel-height="scale">
          <draw:image xlink:href="media/image10.jpg" xlink:type="simple" xlink:show="embed" xlink:actuate="onLoad"/>
          <svg:title/>
          <svg:desc/>
        </draw:frame>
        <draw:frame draw:id="id108" draw:style-name="a848" draw:transform="translate(-1.10166in -1.4586in) rotate(-4.71239) translate(7.71324in 5.95443in)" draw:name="Image 6" svg:width="2.20332in" svg:height="2.9172in" style:rel-width="scale" style:rel-height="scale">
          <draw:image xlink:href="media/image11.jpg" xlink:type="simple" xlink:show="embed" xlink:actuate="onLoad"/>
          <svg:title/>
          <svg:desc/>
        </draw:frame>
        <draw:frame draw:id="id109" draw:style-name="a851" draw:name="ZoneTexte 7" svg:x="3.17783in" svg:y="2.88225in" svg:width="2.64078in" svg:height="0.70684in">
          <draw:text-box>
            <text:p text:style-name="a850" text:class-names="" text:cond-style-name=""><text:span text:style-name="a849" text:class-names="">Rien n’est touché, la LED verte est allumée.</text:span></text:p>
          </draw:text-box>
          <svg:title/>
          <svg:desc/>
        </draw:frame>
        <draw:frame draw:id="id110" draw:style-name="a854" draw:name="ZoneTexte 8" svg:x="9.31675in" svg:y="2.88225in" svg:width="2.91262in" svg:height="1.00977in">
          <draw:text-box>
            <text:p text:style-name="a853" text:class-names="" text:cond-style-name=""><text:span text:style-name="a852" text:class-names="">Un seul doigt touche le gobelet, la LED jaune est allumée.</text:span></text:p>
          </draw:text-box>
          <svg:title/>
          <svg:desc/>
        </draw:frame>
        <draw:frame draw:id="id111" draw:style-name="a857" draw:name="ZoneTexte 9" svg:x="3.17783in" svg:y="5.14662in" svg:width="2.33981in" svg:height="1.61563in">
          <draw:text-box>
            <text:p text:style-name="a856" text:class-names="" text:cond-style-name=""><text:span text:style-name="a855" text:class-names="">Deux doigts touche le gobelet, la LED rouge et jaune sont allumées simultanément.</text:span></text:p>
          </draw:text-box>
          <svg:title/>
          <svg:desc/>
        </draw:frame>
        <draw:frame draw:id="id112" draw:style-name="a860" draw:name="ZoneTexte 10" svg:x="9.31675in" svg:y="5.39615in" svg:width="3.2659in" svg:height="1.00977in">
          <draw:text-box>
            <text:p text:style-name="a859" text:class-names="" text:cond-style-name=""><text:span text:style-name="a858" text:class-names="">La main entière touche le gobelet, toutes les LED s’allume simultanément.</text:span></text:p>
          </draw:text-box>
          <svg:title/>
          <svg:desc/>
        </draw:frame>
        <presentation:notes draw:style-name="a866">
          <draw:page-thumbnail draw:page-number="5" svg:x="0.75in" svg:y="1.25in" svg:width="6in" svg:height="3.375in" presentation:class="page" draw:id="id113" presentation:style-name="a861" draw:name="Espace réservé de l'image des diapositives 1">
            <svg:title/>
            <svg:desc/>
          </draw:page-thumbnail>
          <draw:frame draw:id="id114" presentation:style-name="a862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15" draw:style-name="a865" draw:name="Espace réservé du numéro de diapositive 3" svg:x="4.24826in" svg:y="9.49826in" svg:width="3.25in" svg:height="0.50174in">
            <draw:text-box>
              <text:p text:style-name="a864" text:class-names="" text:cond-style-name=""><text:span text:style-name="a86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868" draw:master-page-name="Master1-Layout1-title-Diapositive-de-titre" presentation:presentation-page-layout-name="Master1-PPL1" draw:id="Slide-261">
        <draw:custom-shape svg:x="3.48538in" svg:y="0.28216in" svg:width="8.88889in" svg:height="1.85185in" draw:id="id116" draw:style-name="a877" draw:name="Forme libre : forme 3">
          <svg:title/>
          <svg:desc/>
          <text:p text:style-name="a870" text:class-names="" text:cond-style-name=""><text:span text:style-name="a869" text:class-names="">PROTOTYPE</text:span></text:p>
          <text:list text:style-name="a873">
            <text:list-item>
              <text:list text:style-name="a873">
                <text:list-item>
                  <text:p text:style-name="a872" text:class-names="" text:cond-style-name=""><text:span text:style-name="a871" text:class-names="">Fonctionnement du circuit et du capteur</text:span></text:p>
                </text:list-item>
              </text:list>
            </text:list-item>
          </text:list>
          <text:list text:style-name="a876">
            <text:list-item>
              <text:list text:style-name="a876">
                <text:list-item>
                  <text:p text:style-name="a875" text:class-names="" text:cond-style-name=""><text:span text:style-name="a874" text:class-names="">Présentation du prototype</text:span></text:p>
                </text:list-item>
              </text:list>
            </text:list-item>
          </text:list>
          <draw:enhanced-geometry xmlns:dr3d="urn:oasis:names:tc:opendocument:xmlns:dr3d:1.0" draw:type="non-primitive" svg:viewBox="0 0 8128000 1693333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<draw:equation draw:name="f0" draw:formula="0"/>
            <draw:equation draw:name="f1" draw:formula="8128000"/>
            <draw:equation draw:name="f2" draw:formula="1693333"/>
            <draw:equation draw:name="f3" draw:formula="169333"/>
            <draw:equation draw:name="f4" draw:formula="75813"/>
            <draw:equation draw:name="f5" draw:formula="7958667"/>
            <draw:equation draw:name="f6" draw:formula="8052187"/>
            <draw:equation draw:name="f7" draw:formula="1524000"/>
            <draw:equation draw:name="f8" draw:formula="1617520"/>
            <draw:equation draw:name="f9" draw:formula="?f2 - ?f0"/>
            <draw:equation draw:name="f10" draw:formula="?f1 - ?f0"/>
            <draw:equation draw:name="f11" draw:formula="?f10 / 8128000"/>
            <draw:equation draw:name="f12" draw:formula="?f9 / 1693333"/>
            <draw:equation draw:name="f13" draw:formula="0 * ?f10"/>
            <draw:equation draw:name="f14" draw:formula="169333 * ?f9"/>
            <draw:equation draw:name="f15" draw:formula="169333 * ?f10"/>
            <draw:equation draw:name="f16" draw:formula="0 * ?f9"/>
            <draw:equation draw:name="f17" draw:formula="7958667 * ?f10"/>
            <draw:equation draw:name="f18" draw:formula="8128000 * ?f10"/>
            <draw:equation draw:name="f19" draw:formula="1524000 * ?f9"/>
            <draw:equation draw:name="f20" draw:formula="1693333 * ?f9"/>
            <draw:equation draw:name="f21" draw:formula="?f13 / 8128000"/>
            <draw:equation draw:name="f22" draw:formula="?f14 / 1693333"/>
            <draw:equation draw:name="f23" draw:formula="?f15 / 8128000"/>
            <draw:equation draw:name="f24" draw:formula="?f16 / 1693333"/>
            <draw:equation draw:name="f25" draw:formula="?f17 / 8128000"/>
            <draw:equation draw:name="f26" draw:formula="?f18 / 8128000"/>
            <draw:equation draw:name="f27" draw:formula="?f19 / 1693333"/>
            <draw:equation draw:name="f28" draw:formula="?f20 / 1693333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1"/>
            <draw:equation draw:name="f39" draw:formula="?f27 / ?f12"/>
            <draw:equation draw:name="f40" draw:formula="?f28 / ?f12"/>
          </draw:enhanced-geometry>
        </draw:custom-shape>
        <draw:frame draw:id="id117" draw:style-name="a878" draw:transform="translate(-0.73046in -0.91624in) rotate(-4.71239) translate(4.40162in 1.16901in)" draw:name="Image 9" svg:width="1.46093in" svg:height="1.83248in" style:rel-width="scale" style:rel-height="scale">
          <draw:image xlink:href="media/image1.jpeg" xlink:type="simple" xlink:show="embed" xlink:actuate="onLoad"/>
          <svg:title/>
          <svg:desc/>
        </draw:frame>
        <draw:frame draw:id="id118" draw:style-name="a879" draw:name="Image 11" svg:x="8.1165in" svg:y="2.13401in" svg:width="5.10619in" svg:height="0.41939in" style:rel-width="scale" style:rel-height="scale">
          <draw:image xlink:href="media/image12.tmp" xlink:type="simple" xlink:show="embed" xlink:actuate="onLoad"/>
          <svg:title/>
          <svg:desc/>
        </draw:frame>
        <draw:frame draw:id="id119" draw:style-name="a880" draw:name="Image 12" svg:x="8.1165in" svg:y="2.63872in" svg:width="2.50485in" svg:height="2.29332in" style:rel-width="scale" style:rel-height="scale">
          <draw:image xlink:href="media/image13.tmp" xlink:type="simple" xlink:show="embed" xlink:actuate="onLoad"/>
          <svg:title/>
          <svg:desc/>
        </draw:frame>
        <draw:frame draw:id="id120" draw:style-name="a881" draw:name="Image 13" svg:x="10.88848in" svg:y="2.63872in" svg:width="2.33421in" svg:height="2.29332in" style:rel-width="scale" style:rel-height="scale">
          <draw:image xlink:href="media/image13.tmp" xlink:type="simple" xlink:show="embed" xlink:actuate="onLoad"/>
          <svg:title/>
          <svg:desc/>
        </draw:frame>
        <draw:frame draw:id="id121" draw:style-name="a882" draw:name="Image 14" svg:x="0.02083in" svg:y="2.41556in" svg:width="7.96211in" svg:height="4.31259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888">
          <draw:page-thumbnail draw:page-number="6" svg:x="0.75in" svg:y="1.25in" svg:width="6in" svg:height="3.375in" presentation:class="page" draw:id="id122" presentation:style-name="a883" draw:name="Espace réservé de l'image des diapositives 1">
            <svg:title/>
            <svg:desc/>
          </draw:page-thumbnail>
          <draw:frame draw:id="id123" presentation:style-name="a884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24" draw:style-name="a887" draw:name="Espace réservé du numéro de diapositive 3" svg:x="4.24826in" svg:y="9.49826in" svg:width="3.25in" svg:height="0.50174in">
            <draw:text-box>
              <text:p text:style-name="a886" text:class-names="" text:cond-style-name=""><text:span text:style-name="a885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 presentation:force-manual="tru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16667in" svg:y="3.46212in" svg:width="11in" svg:height="1.87121in"/>
      <presentation:placeholder presentation:object="subtitle" svg:x="1.16667in" svg:y="5.41667in" svg:width="11in" svg:height="0.75in"/>
    </style:presentation-page-layout>
    <style:presentation-page-layout style:name="Master1-PPL2" style:display-name="Titre et contenu">
      <presentation:placeholder presentation:object="title" svg:x="1.66667in" svg:y="0.5in" svg:width="10in" svg:height="1.25in"/>
      <presentation:placeholder presentation:object="object" svg:x="1.66667in" svg:y="2in" svg:width="10in" svg:height="4.66667in"/>
      <presentation:placeholder presentation:object="date-time" svg:x="9.41667in" svg:y="6.95833in" svg:width="1.08333in" svg:height="0.28125in"/>
      <presentation:placeholder presentation:object="footer" svg:x="1.66667in" svg:y="6.95833in" svg:width="7.52576in" svg:height="0.28125in"/>
      <presentation:placeholder presentation:object="page-number" svg:x="10.75in" svg:y="6.95833in" svg:width="0.91667in" svg:height="0.28125in"/>
    </style:presentation-page-layout>
    <style:presentation-page-layout style:name="Master1-PPL3" style:display-name="En tête de section">
      <presentation:placeholder presentation:object="title" svg:x="1.66667in" svg:y="2in" svg:width="10in" svg:height="3in"/>
      <presentation:placeholder presentation:object="outline" svg:x="1.66667in" svg:y="5.0191in" svg:width="10in" svg:height="1.64757in"/>
    </style:presentation-page-layout>
    <style:presentation-page-layout style:name="Master1-PPL4" style:display-name="Deux contenus">
      <presentation:placeholder presentation:object="title" svg:x="1.66667in" svg:y="0.5in" svg:width="10in" svg:height="1.25in"/>
      <presentation:placeholder presentation:object="object" svg:x="1.66667in" svg:y="1.99653in" svg:width="4.75in" svg:height="4.67014in"/>
      <presentation:placeholder presentation:object="object" svg:x="6.91667in" svg:y="1.99653in" svg:width="4.75in" svg:height="4.67014in"/>
      <presentation:placeholder presentation:object="date-time" svg:x="9.41667in" svg:y="6.95833in" svg:width="1.08333in" svg:height="0.28125in"/>
      <presentation:placeholder presentation:object="footer" svg:x="1.66667in" svg:y="6.95833in" svg:width="7.52576in" svg:height="0.28125in"/>
      <presentation:placeholder presentation:object="page-number" svg:x="10.75in" svg:y="6.95833in" svg:width="0.91667in" svg:height="0.28125in"/>
    </style:presentation-page-layout>
    <style:presentation-page-layout style:name="Master1-PPL5" style:display-name="Comparaison">
      <presentation:placeholder presentation:object="title" svg:x="1.66667in" svg:y="0.5in" svg:width="10in" svg:height="1.25in"/>
      <presentation:placeholder presentation:object="outline" svg:x="1.67in" svg:y="2in" svg:width="4.75in" svg:height="0.75in"/>
      <presentation:placeholder presentation:object="object" svg:x="1.67in" svg:y="2.75in" svg:width="4.75in" svg:height="3.91667in"/>
      <presentation:placeholder presentation:object="outline" svg:x="6.92in" svg:y="2in" svg:width="4.75in" svg:height="0.75in"/>
      <presentation:placeholder presentation:object="object" svg:x="6.92in" svg:y="2.75in" svg:width="4.75in" svg:height="3.91667in"/>
      <presentation:placeholder presentation:object="date-time" svg:x="9.41667in" svg:y="6.95833in" svg:width="1.08333in" svg:height="0.28125in"/>
      <presentation:placeholder presentation:object="footer" svg:x="1.66667in" svg:y="6.95833in" svg:width="7.52576in" svg:height="0.28125in"/>
      <presentation:placeholder presentation:object="page-number" svg:x="10.75in" svg:y="6.95833in" svg:width="0.91667in" svg:height="0.28125in"/>
    </style:presentation-page-layout>
    <style:presentation-page-layout style:name="Master1-PPL6" style:display-name="Titre uniquement">
      <presentation:placeholder presentation:object="title" svg:x="1.66667in" svg:y="0.5in" svg:width="10in" svg:height="1.25in"/>
      <presentation:placeholder presentation:object="date-time" svg:x="9.41667in" svg:y="6.95833in" svg:width="1.08333in" svg:height="0.28125in"/>
      <presentation:placeholder presentation:object="footer" svg:x="1.66667in" svg:y="6.95833in" svg:width="7.52576in" svg:height="0.28125in"/>
      <presentation:placeholder presentation:object="page-number" svg:x="10.75in" svg:y="6.95833in" svg:width="0.91667in" svg:height="0.28125in"/>
    </style:presentation-page-layout>
    <style:presentation-page-layout style:name="Master1-PPL7" style:display-name="Vide">
      <presentation:placeholder presentation:object="date-time" svg:x="9.41667in" svg:y="6.95833in" svg:width="1.08333in" svg:height="0.28125in"/>
      <presentation:placeholder presentation:object="footer" svg:x="1.66667in" svg:y="6.95833in" svg:width="7.52576in" svg:height="0.28125in"/>
      <presentation:placeholder presentation:object="page-number" svg:x="10.75in" svg:y="6.95833in" svg:width="0.91667in" svg:height="0.28125in"/>
    </style:presentation-page-layout>
    <style:presentation-page-layout style:name="Master1-PPL8" style:display-name="Contenu avec légende">
      <presentation:placeholder presentation:object="title" svg:x="8.75174in" svg:y="1.75in" svg:width="3.41493in" svg:height="2in"/>
      <presentation:placeholder presentation:object="object" svg:x="0.8316in" svg:y="0.83333in" svg:width="7in" svg:height="5.83333in"/>
      <presentation:placeholder presentation:object="outline" svg:x="8.75004in" svg:y="3.75in" svg:width="3.41662in" svg:height="2in"/>
      <presentation:placeholder presentation:object="date-time" svg:x="9.41667in" svg:y="6.95833in" svg:width="1.08333in" svg:height="0.28125in"/>
      <presentation:placeholder presentation:object="footer" svg:x="1.66667in" svg:y="6.95833in" svg:width="7.52576in" svg:height="0.28125in"/>
      <presentation:placeholder presentation:object="page-number" svg:x="10.75in" svg:y="6.95833in" svg:width="0.91667in" svg:height="0.28125in"/>
    </style:presentation-page-layout>
    <style:presentation-page-layout style:name="Master1-PPL9" style:display-name="Image avec légende">
      <presentation:placeholder presentation:object="title" svg:x="8.74667in" svg:y="1.75in" svg:width="3.42in" svg:height="2in"/>
      <presentation:placeholder presentation:object="graphic" svg:x="0.85439in" svg:y="0.85in" svg:width="7in" svg:height="5.8in"/>
      <presentation:placeholder presentation:object="outline" svg:x="8.74667in" svg:y="3.75in" svg:width="3.42in" svg:height="2in"/>
      <presentation:placeholder presentation:object="date-time" svg:x="9.41667in" svg:y="6.95833in" svg:width="1.08333in" svg:height="0.28125in"/>
      <presentation:placeholder presentation:object="footer" svg:x="1.66667in" svg:y="6.95833in" svg:width="7.52576in" svg:height="0.28125in"/>
      <presentation:placeholder presentation:object="page-number" svg:x="10.75in" svg:y="6.95833in" svg:width="0.91667in" svg:height="0.28125in"/>
    </style:presentation-page-layout>
    <style:presentation-page-layout style:name="Master1-PPL10" style:display-name="Titre et texte vertical">
      <presentation:placeholder presentation:object="title" svg:x="1.66667in" svg:y="0.5in" svg:width="10in" svg:height="1.25in"/>
      <presentation:placeholder presentation:object="outline" svg:x="1.66667in" svg:y="2in" svg:width="10in" svg:height="4.66667in"/>
      <presentation:placeholder presentation:object="date-time" svg:x="9.41667in" svg:y="6.95833in" svg:width="1.08333in" svg:height="0.28125in"/>
      <presentation:placeholder presentation:object="footer" svg:x="1.66667in" svg:y="6.95833in" svg:width="7.52576in" svg:height="0.28125in"/>
      <presentation:placeholder presentation:object="page-number" svg:x="10.75in" svg:y="6.95833in" svg:width="0.91667in" svg:height="0.28125in"/>
    </style:presentation-page-layout>
    <style:presentation-page-layout style:name="Master1-PPL11" style:display-name="Titre vertical et texte">
      <presentation:placeholder presentation:object="title" svg:x="9.54167in" svg:y="0.5in" svg:width="2.125in" svg:height="6.16667in"/>
      <presentation:placeholder presentation:object="outline" svg:x="1.66667in" svg:y="0.5in" svg:width="7.70833in" svg:height="6.16667in"/>
      <presentation:placeholder presentation:object="date-time" svg:x="9.41667in" svg:y="6.95833in" svg:width="1.08333in" svg:height="0.28125in"/>
      <presentation:placeholder presentation:object="footer" svg:x="1.66667in" svg:y="6.95833in" svg:width="7.52576in" svg:height="0.28125in"/>
      <presentation:placeholder presentation:object="page-number" svg:x="10.75in" svg:y="6.95833in" svg:width="0.91667in" svg:height="0.28125in"/>
    </style:presentation-page-layout>
    <style:style style:family="table-cell" style:name="a714">
      <style:table-cell-properties fo:background-color="#dceed0"/>
    </style:style>
    <style:style style:family="table-cell" style:name="a715">
      <style:table-cell-properties fo:background-color="#92d05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6">
      <style:table-cell-properties fo:background-color="#92d05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0">
      <style:table-cell-properties fo:background-color="#eef7e9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17">
      <style:table-cell-properties fo:background-color="#92d05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1">
      <style:table-cell-properties/>
    </style:style>
    <style:style style:family="graphic" style:name="Graphics"/>
    <style:style style:family="table-cell" style:name="a718">
      <style:table-cell-properties fo:background-color="#92d05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2">
      <style:table-cell-properties fo:background-color="#dceed0"/>
    </style:style>
    <style:style style:family="table-cell" style:name="a713">
      <style:table-cell-properties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0" xlink:href="media/image15.png" xlink:show="embed" xlink:actuate="onLoad"/>
    <draw:fill-image draw:name="a793" xlink:href="media/image16.png" xlink:show="embed" xlink:actuate="onLoad"/>
    <draw:fill-image draw:name="a519" xlink:href="media/image15.png" xlink:show="embed" xlink:actuate="onLoad"/>
    <draw:fill-image draw:name="a205" xlink:href="media/image15.png" xlink:show="embed" xlink:actuate="onLoad"/>
    <draw:fill-image draw:name="a282" xlink:href="media/image15.png" xlink:show="embed" xlink:actuate="onLoad"/>
    <draw:fill-image draw:name="a719" xlink:href="media/image15.png" xlink:show="embed" xlink:actuate="onLoad"/>
    <draw:fill-image draw:name="a733" xlink:href="media/image15.png" xlink:show="embed" xlink:actuate="onLoad"/>
    <draw:fill-image draw:name="a412" xlink:href="media/image15.png" xlink:show="embed" xlink:actuate="onLoad"/>
    <draw:fill-image draw:name="a867" xlink:href="media/image15.png" xlink:show="embed" xlink:actuate="onLoad"/>
    <draw:fill-image draw:name="a804" xlink:href="media/image15.png" xlink:show="embed" xlink:actuate="onLoad"/>
    <draw:fill-image draw:name="a166" xlink:href="media/image15.png" xlink:show="embed" xlink:actuate="onLoad"/>
    <draw:fill-image draw:name="a747" xlink:href="media/image16.png" xlink:show="embed" xlink:actuate="onLoad"/>
    <draw:fill-image draw:name="a760" xlink:href="media/image17.png" xlink:show="embed" xlink:actuate="onLoad"/>
    <draw:fill-image draw:name="a105" xlink:href="media/image15.png" xlink:show="embed" xlink:actuate="onLoad"/>
    <draw:fill-image draw:name="a367" xlink:href="media/image15.png" xlink:show="embed" xlink:actuate="onLoad"/>
    <draw:fill-image draw:name="a817" xlink:href="media/image17.png" xlink:show="embed" xlink:actuate="onLoad"/>
    <draw:fill-image draw:name="a61" xlink:href="media/image15.png" xlink:show="embed" xlink:actuate="onLoad"/>
    <draw:fill-image draw:name="a574" xlink:href="media/image15.png" xlink:show="embed" xlink:actuate="onLoad"/>
    <draw:fill-image draw:name="a635" xlink:href="media/image15.png" xlink:show="embed" xlink:actuate="onLoad"/>
    <draw:fill-image draw:name="a833" xlink:href="media/image15.png" xlink:show="embed" xlink:actuate="onLoad"/>
    <draw:fill-image draw:name="a780" xlink:href="media/image15.png" xlink:show="embed" xlink:actuate="onLoad"/>
    <draw:fill-image draw:name="a454" xlink:href="media/image15.png" xlink:show="embed" xlink:actuate="onLoad"/>
    <table:table-template table:name="{5C22544A-7EE6-4342-B048-85BDC9FD1C3A}">
      <table:first-row table:style-name="a715" table:paragraph-style-name=""/>
      <table:last-row table:style-name="a716" table:paragraph-style-name=""/>
      <table:first-column table:style-name="a717" table:paragraph-style-name=""/>
      <table:last-column table:style-name="a718" table:paragraph-style-name=""/>
      <table:body table:style-name="a710" table:paragraph-style-name=""/>
      <table:even-rows table:style-name="a713" table:paragraph-style-name=""/>
      <table:odd-rows table:style-name="a714" table:paragraph-style-name=""/>
      <table:even-columns table:style-name="a711" table:paragraph-style-name=""/>
      <table:odd-columns table:style-name="a71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1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draw:fill="none" draw:stroke="solid" svg:stroke-width="0.01389in" svg:stroke-color="#000000" svg:stroke-opacity="100%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90%" fo:text-align="left" style:tab-stop-distance="1in" fo:margin-left="1.3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draw:fill="none" draw:stroke="solid" svg:stroke-width="0.01389in" svg:stroke-color="#000000" svg:stroke-opacity="100%"/>
    </style:style>
    <style:style style:family="paragraph" style:name="a223">
      <style:paragraph-properties fo:line-height="90%" fo:text-align="left" style:tab-stop-distance="1in" fo:margin-left="1.6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bitmap" draw:fill-image-name="a454" style:repeat="stretch" draw:opacity="71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90%" fo:text-align="left" style:tab-stop-distance="1in" fo:margin-left="1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90%" fo:text-align="left" style:tab-stop-distance="1in" fo:margin-left="1.3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1.6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3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90%" fo:text-align="left" style:tab-stop-distance="1in" fo:margin-left="1.6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draw:fill="none" draw:stroke="solid" svg:stroke-width="0.01389in" svg:stroke-color="#000000" svg:stroke-opacity="100%"/>
    </style:style>
    <style:style style:family="text" style:name="a48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6">
      <style:graphic-properties draw:fill="none" draw:stroke="solid" svg:stroke-width="0.01389in" svg:stroke-color="#000000" svg:stroke-opacity="100%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draw:opacity="71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3">
      <style:drawing-page-properties draw:fill="bitmap" draw:fill-image-name="a282" style:repeat="stretch" draw:opacity="71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1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bitmap" draw:fill-image-name="a519" style:repeat="stretch" draw:opacity="71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11111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center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in" fo:margin-left="1.3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6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left" style:tab-stop-distance="1in" fo:margin-left="1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1.3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1.6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draw:fill="none" draw:stroke="solid" svg:stroke-width="0.01389in" svg:stroke-color="#000000" svg:stroke-opacity="100%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">
      <style:drawing-page-properties draw:fill="bitmap" draw:fill-image-name="a105" style:repeat="stretch" draw:opacity="71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4">
      <style:graphic-properties draw:fill="none" draw:stroke="solid" svg:stroke-width="0.01389in" svg:stroke-color="#000000" svg:stroke-opacity="100%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bitmap" draw:fill-image-name="a574" style:repeat="stretch" draw:opacity="71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1.3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1.6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3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8">
      <style:drawing-page-properties draw:fill="bitmap" draw:fill-image-name="a367" style:repeat="stretch" draw:opacity="71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2">
      <style:paragraph-properties fo:line-height="90%" fo:text-align="left" style:tab-stop-distance="1in" fo:margin-left="1.6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">
      <style:graphic-properties draw:fill="none" draw:stroke="solid" svg:stroke-width="0.01389in" svg:stroke-color="#000000" svg:stroke-opacity="100%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90%" fo:text-align="left" style:tab-stop-distance="1in" fo:margin-left="1.3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1.6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draw:fill="none" draw:stroke="solid" svg:stroke-width="0.01389in" svg:stroke-color="#000000" svg:stroke-opacity="100%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bitmap" draw:fill-image-name="a166" style:repeat="stretch" draw:opacity="71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6">
      <style:drawing-page-properties draw:fill="bitmap" draw:fill-image-name="a635" style:repeat="stretch" draw:opacity="71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">
      <style:graphic-properties draw:fill="none" draw:stroke="solid" svg:stroke-width="0.01389in" svg:stroke-color="#000000" svg:stroke-opacity="100%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3">
      <style:drawing-page-properties draw:fill="bitmap" draw:fill-image-name="a412" style:repeat="stretch" draw:opacity="71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1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90%" fo:text-align="left" style:tab-stop-distance="1in" fo:margin-left="1.3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90%" fo:text-align="left" style:tab-stop-distance="1in" fo:margin-left="1.6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">
      <style:drawing-page-properties draw:fill="bitmap" draw:fill-image-name="a61" style:repeat="stretch" draw:opacity="71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6">
      <style:drawing-page-properties draw:fill="bitmap" draw:fill-image-name="a205" style:repeat="stretch" draw:opacity="71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75%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draw:fill="none" draw:stroke="solid" svg:stroke-width="0.01389in" svg:stroke-color="#000000" svg:stroke-opacity="100%"/>
    </style:style>
    <style:style style:family="paragraph" style:name="a2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218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5in"/>
      </text:list-level-style-number>
      <text:list-level-style-number text:level="5" style:num-format="">
        <style:list-level-properties text:space-before="1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5in"/>
      </text:list-level-style-number>
      <text:list-level-style-number text:level="5" style:num-format="">
        <style:list-level-properties text:space-before="1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5in"/>
      </text:list-level-style-number>
      <text:list-level-style-number text:level="5" style:num-format="">
        <style:list-level-properties text:space-before="1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0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228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296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5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5in"/>
      </text:list-level-style-number>
      <text:list-level-style-number text:level="5" style:num-format="">
        <style:list-level-properties text:space-before="1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5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5in"/>
      </text:list-level-style-number>
      <text:list-level-style-number text:level="5" style:num-format="">
        <style:list-level-properties text:space-before="1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chnologie-informatique-16:9" style:page-layout-name="pageLayout1" draw:style-name="a1">
      <draw:frame draw:id="id0" presentation:style-name="a4" draw:name="Espace réservé du titre 1" svg:x="1.66667in" svg:y="0.5in" svg:width="10in" svg:height="1.25in" presentation:class="title" presentation:placeholder="false">
        <draw:text-box>
          <text:p text:style-name="a3" text:class-names="" text:cond-style-name=""><text:span text:style-name="a2" text:class-names="">Modifiez le style du titre</text:span></text:p>
        </draw:text-box>
        <svg:title/>
        <svg:desc/>
      </draw:frame>
      <draw:frame draw:id="id1" presentation:style-name="a20" draw:name="Espace réservé du texte 2" svg:x="1.66667in" svg:y="2in" svg:width="10in" svg:height="4.6666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z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Espace réservé de la date 3" svg:x="9.41667in" svg:y="6.95833in" svg:width="1.08333in" svg:height="0.28125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6/11/2016</text:date></text:span></text:p>
        </draw:text-box>
        <svg:title/>
        <svg:desc/>
      </draw:frame>
      <draw:frame draw:id="id3" presentation:style-name="a27" draw:name="Espace réservé du pied de page 4" svg:x="1.66667in" svg:y="6.95833in" svg:width="7.52576in" svg:height="0.28125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Espace réservé du numéro de diapositive 5" svg:x="10.75in" svg:y="6.95833in" svg:width="0.91667in" svg:height="0.28125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3" draw:name="Espace réservé de l’en-tête 1" svg:x="0in" svg:y="0in" svg:width="3.25in" svg:height="0.50174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7" draw:name="Espace réservé de la date 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16/11/201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8" draw:name="Espace réservé de l’image des diapositives 3">
          <svg:title/>
          <svg:desc/>
        </draw:page-thumbnail>
        <draw:frame draw:id="id8" presentation:style-name="a53" draw:name="Espace réservé des notes 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Modifiez les styles du texte du masque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Deuxième niveau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Espace réservé du pied de page 5" svg:x="0in" svg:y="9.49826in" svg:width="3.25in" svg:height="0.5017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Espace réservé du numéro de diapositive 6" svg:x="4.24826in" svg:y="9.49826in" svg:width="3.25in" svg:height="0.50174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2">
      <draw:custom-shape svg:x="0in" svg:y="3.08948in" svg:width="13.33in" svg:height="3.47871in" draw:id="id11" draw:style-name="a65" draw:name="Rectangle 7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3.36364in" svg:width="13.33in" svg:height="2.88636in" draw:id="id12" draw:style-name="a68" draw:name="Rectangle 6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71" draw:name="Titre 1" svg:x="1.16667in" svg:y="3.46212in" svg:width="11in" svg:height="1.87121in" presentation:class="title" presentation:placeholder="false">
        <draw:text-box>
          <text:p text:style-name="a70" text:class-names="" text:cond-style-name=""><text:span text:style-name="a69" text:class-names="">Modifiez le style du titre</text:span></text:p>
        </draw:text-box>
        <svg:title/>
        <svg:desc/>
      </draw:frame>
      <draw:frame draw:id="id14" presentation:style-name="a74" draw:name="Sous-titre 2" svg:x="1.16667in" svg:y="5.41667in" svg:width="11in" svg:height="0.75in" presentation:class="subtitle" presentation:placeholder="false">
        <draw:text-box>
          <text:p text:style-name="a73" text:class-names="" text:cond-style-name=""><text:span text:style-name="a72" text:class-names="">Modifier le style des sous-titres du masque</text:span></text:p>
        </draw:text-box>
        <svg:title/>
        <svg:desc/>
      </draw:frame>
      <presentation:notes style:page-layout-name="pageLayout2" draw:style-name="a104">
        <draw:frame draw:id="id5" presentation:style-name="a77" draw:name="Espace réservé de l’en-tête 1" svg:x="0in" svg:y="0in" svg:width="3.25in" svg:height="0.50174in" presentation:class="head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6" presentation:style-name="a81" draw:name="Espace réservé de la date 2" svg:x="4.24826in" svg:y="0in" svg:width="3.25in" svg:height="0.50174in" presentation:class="date-time" presentation:placeholder="false">
          <draw:text-box>
            <text:p text:style-name="a80" text:class-names="" text:cond-style-name=""><text:span text:style-name="a78" text:class-names=""><text:date text:fixed="false" style:data-style-name="a79">16/11/201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2" draw:name="Espace réservé de l’image des diapositives 3">
          <svg:title/>
          <svg:desc/>
        </draw:page-thumbnail>
        <draw:frame draw:id="id8" presentation:style-name="a97" draw:name="Espace réservé des notes 4" svg:x="0.75in" svg:y="4.8125in" svg:width="6in" svg:height="3.9375in" presentation:class="notes" presentation:placeholder="false">
          <draw:text-box>
            <text:p text:style-name="a84" text:class-names="" text:cond-style-name=""><text:span text:style-name="a83" text:class-names="">Modifiez les styles du texte du masque</text:span></text:p>
            <text:list text:style-name="a87">
              <text:list-item>
                <text:list text:style-name="a87">
                  <text:list-item>
                    <text:p text:style-name="a86" text:class-names="" text:cond-style-name=""><text:span text:style-name="a85" text:class-names="">Deuxième niveau</text:span></text:p>
                  </text:list-item>
                </text:list>
              </text:list-item>
            </text:list>
            <text:list text:style-name="a90">
              <text:list-item>
                <text:list text:style-name="a90">
                  <text:list-item>
                    <text:list text:style-name="a90">
                      <text:list-item>
                        <text:p text:style-name="a89" text:class-names="" text:cond-style-name=""><text:span text:style-name="a8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3">
              <text:list-item>
                <text:list text:style-name="a93">
                  <text:list-item>
                    <text:list text:style-name="a93">
                      <text:list-item>
                        <text:list text:style-name="a93">
                          <text:list-item>
                            <text:p text:style-name="a92" text:class-names="" text:cond-style-name=""><text:span text:style-name="a9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list text:style-name="a96">
                          <text:list-item>
                            <text:list text:style-name="a96">
                              <text:list-item>
                                <text:p text:style-name="a95" text:class-names="" text:cond-style-name=""><text:span text:style-name="a9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0" draw:name="Espace réservé du pied de page 5" svg:x="0in" svg:y="9.49826in" svg:width="3.25in" svg:height="0.50174in" presentation:class="footer" presentation:placeholder="false">
          <draw:text-box>
            <text:p text:style-name="a99" text:class-names="" text:cond-style-name=""><text:span text:style-name="a98" text:class-names=""/></text:p>
          </draw:text-box>
          <svg:title/>
          <svg:desc/>
        </draw:frame>
        <draw:frame draw:id="id10" presentation:style-name="a103" draw:name="Espace réservé du numéro de diapositive 6" svg:x="4.24826in" svg:y="9.49826in" svg:width="3.25in" svg:height="0.50174in" presentation:class="page-number" presentation:placeholder="false">
          <draw:text-box>
            <text:p text:style-name="a102" text:class-names="" text:cond-style-name=""><text:span text:style-name="a1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06">
      <draw:frame draw:id="id15" presentation:style-name="a109" draw:name="Titre 1" svg:x="1.66667in" svg:y="0.5in" svg:width="10in" svg:height="1.25in" presentation:class="title" presentation:placeholder="false">
        <draw:text-box>
          <text:p text:style-name="a108" text:class-names="" text:cond-style-name=""><text:span text:style-name="a107" text:class-names="">Modifiez le style du titre</text:span></text:p>
        </draw:text-box>
        <svg:title/>
        <svg:desc/>
      </draw:frame>
      <draw:frame draw:id="id16" presentation:style-name="a125" draw:name="Espace réservé du contenu 2" svg:x="1.66667in" svg:y="2in" svg:width="10in" svg:height="4.66667in" presentation:class="object" presentation:placeholder="false">
        <draw:text-box>
          <text:list text:style-name="a112">
            <text:list-item>
              <text:p text:style-name="a111" text:class-names="" text:cond-style-name=""><text:span text:style-name="a110" text:class-names="">Modifier les styles du texte du masque</text:span></text:p>
            </text:list-item>
          </text:list>
          <text:list text:style-name="a115">
            <text:list-item>
              <text:list text:style-name="a115">
                <text:list-item>
                  <text:p text:style-name="a114" text:class-names="" text:cond-style-name=""><text:span text:style-name="a113" text:class-names="">Deuxième niveau</text:span></text:p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p text:style-name="a117" text:class-names="" text:cond-style-name=""><text:span text:style-name="a11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p text:style-name="a120" text:class-names="" text:cond-style-name=""><text:span text:style-name="a11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list text:style-name="a124">
                        <text:list-item>
                          <text:list text:style-name="a124">
                            <text:list-item>
                              <text:p text:style-name="a123" text:class-names="" text:cond-style-name=""><text:span text:style-name="a12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29" draw:name="Espace réservé de la date 3" svg:x="9.41667in" svg:y="6.95833in" svg:width="1.08333in" svg:height="0.28125in" presentation:class="date-time" presentation:placeholder="false">
        <draw:text-box>
          <text:p text:style-name="a128" text:class-names="" text:cond-style-name=""><text:span text:style-name="a126" text:class-names=""><text:date text:fixed="false" style:data-style-name="a127">16/11/2016</text:date></text:span></text:p>
        </draw:text-box>
        <svg:title/>
        <svg:desc/>
      </draw:frame>
      <draw:frame draw:id="id18" presentation:style-name="a132" draw:name="Espace réservé du pied de page 4" svg:x="1.66667in" svg:y="6.95833in" svg:width="7.52576in" svg:height="0.28125in" presentation:class="footer" presentation:placeholder="false">
        <draw:text-box>
          <text:p text:style-name="a131" text:class-names="" text:cond-style-name=""><text:span text:style-name="a130" text:class-names=""/></text:p>
        </draw:text-box>
        <svg:title/>
        <svg:desc/>
      </draw:frame>
      <draw:frame draw:id="id19" presentation:style-name="a135" draw:name="Espace réservé du numéro de diapositive 5" svg:x="10.75in" svg:y="6.95833in" svg:width="0.91667in" svg:height="0.28125in" presentation:class="page-number" presentation:placeholder="false">
        <draw:text-box>
          <text:p text:style-name="a134" text:class-names="" text:cond-style-name=""><text:span text:style-name="a133" text:class-names=""><text:page-number style:num-format="1" text:fixed="false"/></text:span></text:p>
        </draw:text-box>
        <svg:title/>
        <svg:desc/>
      </draw:frame>
      <presentation:notes style:page-layout-name="pageLayout2" draw:style-name="a165">
        <draw:frame draw:id="id5" presentation:style-name="a138" draw:name="Espace réservé de l’en-tête 1" svg:x="0in" svg:y="0in" svg:width="3.25in" svg:height="0.50174in" presentation:class="header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6" presentation:style-name="a142" draw:name="Espace réservé de la date 2" svg:x="4.24826in" svg:y="0in" svg:width="3.25in" svg:height="0.50174in" presentation:class="date-time" presentation:placeholder="false">
          <draw:text-box>
            <text:p text:style-name="a141" text:class-names="" text:cond-style-name=""><text:span text:style-name="a139" text:class-names=""><text:date text:fixed="false" style:data-style-name="a140">16/11/201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3" draw:name="Espace réservé de l’image des diapositives 3">
          <svg:title/>
          <svg:desc/>
        </draw:page-thumbnail>
        <draw:frame draw:id="id8" presentation:style-name="a158" draw:name="Espace réservé des notes 4" svg:x="0.75in" svg:y="4.8125in" svg:width="6in" svg:height="3.9375in" presentation:class="notes" presentation:placeholder="false">
          <draw:text-box>
            <text:p text:style-name="a145" text:class-names="" text:cond-style-name=""><text:span text:style-name="a144" text:class-names="">Modifiez les styles du texte du masque</text:span></text:p>
            <text:list text:style-name="a148">
              <text:list-item>
                <text:list text:style-name="a148">
                  <text:list-item>
                    <text:p text:style-name="a147" text:class-names="" text:cond-style-name=""><text:span text:style-name="a146" text:class-names="">Deuxième niveau</text:span></text:p>
                  </text:list-item>
                </text:list>
              </text:list-item>
            </text:list>
            <text:list text:style-name="a151">
              <text:list-item>
                <text:list text:style-name="a151">
                  <text:list-item>
                    <text:list text:style-name="a151">
                      <text:list-item>
                        <text:p text:style-name="a150" text:class-names="" text:cond-style-name=""><text:span text:style-name="a14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4">
              <text:list-item>
                <text:list text:style-name="a154">
                  <text:list-item>
                    <text:list text:style-name="a154">
                      <text:list-item>
                        <text:list text:style-name="a154">
                          <text:list-item>
                            <text:p text:style-name="a153" text:class-names="" text:cond-style-name=""><text:span text:style-name="a15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7">
              <text:list-item>
                <text:list text:style-name="a157">
                  <text:list-item>
                    <text:list text:style-name="a157">
                      <text:list-item>
                        <text:list text:style-name="a157">
                          <text:list-item>
                            <text:list text:style-name="a157">
                              <text:list-item>
                                <text:p text:style-name="a156" text:class-names="" text:cond-style-name=""><text:span text:style-name="a15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1" draw:name="Espace réservé du pied de page 5" svg:x="0in" svg:y="9.49826in" svg:width="3.25in" svg:height="0.50174in" presentation:class="footer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frame draw:id="id10" presentation:style-name="a164" draw:name="Espace réservé du numéro de diapositive 6" svg:x="4.24826in" svg:y="9.49826in" svg:width="3.25in" svg:height="0.50174in" presentation:class="page-number" presentation:placeholder="false">
          <draw:text-box>
            <text:p text:style-name="a163" text:class-names="" text:cond-style-name=""><text:span text:style-name="a1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-tête-de-section" style:page-layout-name="pageLayout1" draw:style-name="a167">
      <draw:frame draw:id="id20" presentation:style-name="a170" draw:name="Titre 1" svg:x="1.66667in" svg:y="2in" svg:width="10in" svg:height="3in" presentation:class="title" presentation:placeholder="false">
        <draw:text-box>
          <text:p text:style-name="a169" text:class-names="" text:cond-style-name=""><text:span text:style-name="a168" text:class-names="">Modifiez le style du titre</text:span></text:p>
        </draw:text-box>
        <svg:title/>
        <svg:desc/>
      </draw:frame>
      <draw:frame draw:id="id21" presentation:style-name="a174" draw:name="Espace réservé du texte 2" svg:x="1.66667in" svg:y="5.0191in" svg:width="10in" svg:height="1.64757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Modifier les styles du texte du masque</text:span></text:p>
            </text:list-item>
          </text:list>
        </draw:text-box>
        <svg:title/>
        <svg:desc/>
      </draw:frame>
      <presentation:notes style:page-layout-name="pageLayout2" draw:style-name="a204">
        <draw:frame draw:id="id5" presentation:style-name="a177" draw:name="Espace réservé de l’en-tête 1" svg:x="0in" svg:y="0in" svg:width="3.25in" svg:height="0.50174in" presentation:class="head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6" presentation:style-name="a181" draw:name="Espace réservé de la date 2" svg:x="4.24826in" svg:y="0in" svg:width="3.25in" svg:height="0.50174in" presentation:class="date-time" presentation:placeholder="false">
          <draw:text-box>
            <text:p text:style-name="a180" text:class-names="" text:cond-style-name=""><text:span text:style-name="a178" text:class-names=""><text:date text:fixed="false" style:data-style-name="a179">16/11/201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82" draw:name="Espace réservé de l’image des diapositives 3">
          <svg:title/>
          <svg:desc/>
        </draw:page-thumbnail>
        <draw:frame draw:id="id8" presentation:style-name="a197" draw:name="Espace réservé des notes 4" svg:x="0.75in" svg:y="4.8125in" svg:width="6in" svg:height="3.9375in" presentation:class="notes" presentation:placeholder="false">
          <draw:text-box>
            <text:p text:style-name="a184" text:class-names="" text:cond-style-name=""><text:span text:style-name="a183" text:class-names="">Modifiez les styles du texte du masque</text:span></text:p>
            <text:list text:style-name="a187">
              <text:list-item>
                <text:list text:style-name="a187">
                  <text:list-item>
                    <text:p text:style-name="a186" text:class-names="" text:cond-style-name=""><text:span text:style-name="a185" text:class-names="">Deuxième niveau</text:span></text:p>
                  </text:list-item>
                </text:list>
              </text:list-item>
            </text:list>
            <text:list text:style-name="a190">
              <text:list-item>
                <text:list text:style-name="a190">
                  <text:list-item>
                    <text:list text:style-name="a190">
                      <text:list-item>
                        <text:p text:style-name="a189" text:class-names="" text:cond-style-name=""><text:span text:style-name="a18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93">
              <text:list-item>
                <text:list text:style-name="a193">
                  <text:list-item>
                    <text:list text:style-name="a193">
                      <text:list-item>
                        <text:list text:style-name="a193">
                          <text:list-item>
                            <text:p text:style-name="a192" text:class-names="" text:cond-style-name=""><text:span text:style-name="a19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6">
              <text:list-item>
                <text:list text:style-name="a196">
                  <text:list-item>
                    <text:list text:style-name="a196">
                      <text:list-item>
                        <text:list text:style-name="a196">
                          <text:list-item>
                            <text:list text:style-name="a196">
                              <text:list-item>
                                <text:p text:style-name="a195" text:class-names="" text:cond-style-name=""><text:span text:style-name="a19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0" draw:name="Espace réservé du pied de page 5" svg:x="0in" svg:y="9.49826in" svg:width="3.25in" svg:height="0.50174in" presentation:class="footer" presentation:placeholder="false">
          <draw:text-box>
            <text:p text:style-name="a199" text:class-names="" text:cond-style-name=""><text:span text:style-name="a198" text:class-names=""/></text:p>
          </draw:text-box>
          <svg:title/>
          <svg:desc/>
        </draw:frame>
        <draw:frame draw:id="id10" presentation:style-name="a203" draw:name="Espace réservé du numéro de diapositive 6" svg:x="4.24826in" svg:y="9.49826in" svg:width="3.25in" svg:height="0.50174in" presentation:class="page-number" presentation:placeholder="false">
          <draw:text-box>
            <text:p text:style-name="a202" text:class-names="" text:cond-style-name=""><text:span text:style-name="a2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06">
      <draw:frame draw:id="id22" presentation:style-name="a209" draw:name="Titre 1" svg:x="1.66667in" svg:y="0.5in" svg:width="10in" svg:height="1.25in" presentation:class="title" presentation:placeholder="false">
        <draw:text-box>
          <text:p text:style-name="a208" text:class-names="" text:cond-style-name=""><text:span text:style-name="a207" text:class-names="">Modifiez le style du titre</text:span></text:p>
        </draw:text-box>
        <svg:title/>
        <svg:desc/>
      </draw:frame>
      <draw:frame draw:id="id23" presentation:style-name="a225" draw:name="Espace réservé du contenu 2" svg:x="1.66667in" svg:y="1.99653in" svg:width="4.75in" svg:height="4.67014in" presentation:class="object" presentation:placeholder="false">
        <draw:text-box>
          <text:list text:style-name="a212">
            <text:list-item>
              <text:p text:style-name="a211" text:class-names="" text:cond-style-name=""><text:span text:style-name="a210" text:class-names="">Modifier les styles du texte du masque</text:span></text:p>
            </text:list-item>
          </text:list>
          <text:list text:style-name="a215">
            <text:list-item>
              <text:list text:style-name="a215">
                <text:list-item>
                  <text:p text:style-name="a214" text:class-names="" text:cond-style-name=""><text:span text:style-name="a213" text:class-names="">Deuxième niveau</text:span></text:p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p text:style-name="a217" text:class-names="" text:cond-style-name=""><text:span text:style-name="a21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p text:style-name="a220" text:class-names="" text:cond-style-name=""><text:span text:style-name="a21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list text:style-name="a224">
                        <text:list-item>
                          <text:list text:style-name="a224">
                            <text:list-item>
                              <text:p text:style-name="a223" text:class-names="" text:cond-style-name=""><text:span text:style-name="a22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241" draw:name="Espace réservé du contenu 3" svg:x="6.91667in" svg:y="1.99653in" svg:width="4.75in" svg:height="4.67014in" presentation:class="object" presentation:placeholder="false">
        <draw:text-box>
          <text:list text:style-name="a228">
            <text:list-item>
              <text:p text:style-name="a227" text:class-names="" text:cond-style-name=""><text:span text:style-name="a226" text:class-names="">Modifier les styles du texte du masque</text:span></text:p>
            </text:list-item>
          </text:list>
          <text:list text:style-name="a231">
            <text:list-item>
              <text:list text:style-name="a231">
                <text:list-item>
                  <text:p text:style-name="a230" text:class-names="" text:cond-style-name=""><text:span text:style-name="a229" text:class-names="">Deuxième niveau</text:span></text:p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p text:style-name="a233" text:class-names="" text:cond-style-name=""><text:span text:style-name="a23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p text:style-name="a236" text:class-names="" text:cond-style-name=""><text:span text:style-name="a23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245" draw:name="Espace réservé de la date 4" svg:x="9.41667in" svg:y="6.95833in" svg:width="1.08333in" svg:height="0.28125in" presentation:class="date-time" presentation:placeholder="false">
        <draw:text-box>
          <text:p text:style-name="a244" text:class-names="" text:cond-style-name=""><text:span text:style-name="a242" text:class-names=""><text:date text:fixed="false" style:data-style-name="a243">16/11/2016</text:date></text:span></text:p>
        </draw:text-box>
        <svg:title/>
        <svg:desc/>
      </draw:frame>
      <draw:frame draw:id="id26" presentation:style-name="a248" draw:name="Espace réservé du pied de page 5" svg:x="1.66667in" svg:y="6.95833in" svg:width="7.52576in" svg:height="0.28125in" presentation:class="footer" presentation:placeholder="false">
        <draw:text-box>
          <text:p text:style-name="a247" text:class-names="" text:cond-style-name=""><text:span text:style-name="a246" text:class-names=""/></text:p>
        </draw:text-box>
        <svg:title/>
        <svg:desc/>
      </draw:frame>
      <draw:frame draw:id="id27" presentation:style-name="a251" draw:name="Espace réservé du numéro de diapositive 6" svg:x="10.75in" svg:y="6.95833in" svg:width="0.91667in" svg:height="0.28125in" presentation:class="page-number" presentation:placeholder="false">
        <draw:text-box>
          <text:p text:style-name="a250" text:class-names="" text:cond-style-name=""><text:span text:style-name="a249" text:class-names=""><text:page-number style:num-format="1" text:fixed="false"/></text:span></text:p>
        </draw:text-box>
        <svg:title/>
        <svg:desc/>
      </draw:frame>
      <presentation:notes style:page-layout-name="pageLayout2" draw:style-name="a281">
        <draw:frame draw:id="id5" presentation:style-name="a254" draw:name="Espace réservé de l’en-tête 1" svg:x="0in" svg:y="0in" svg:width="3.25in" svg:height="0.50174in" presentation:class="header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6" presentation:style-name="a258" draw:name="Espace réservé de la date 2" svg:x="4.24826in" svg:y="0in" svg:width="3.25in" svg:height="0.50174in" presentation:class="date-time" presentation:placeholder="false">
          <draw:text-box>
            <text:p text:style-name="a257" text:class-names="" text:cond-style-name=""><text:span text:style-name="a255" text:class-names=""><text:date text:fixed="false" style:data-style-name="a256">16/11/201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59" draw:name="Espace réservé de l’image des diapositives 3">
          <svg:title/>
          <svg:desc/>
        </draw:page-thumbnail>
        <draw:frame draw:id="id8" presentation:style-name="a274" draw:name="Espace réservé des notes 4" svg:x="0.75in" svg:y="4.8125in" svg:width="6in" svg:height="3.9375in" presentation:class="notes" presentation:placeholder="false">
          <draw:text-box>
            <text:p text:style-name="a261" text:class-names="" text:cond-style-name=""><text:span text:style-name="a260" text:class-names="">Modifiez les styles du texte du masque</text:span></text:p>
            <text:list text:style-name="a264">
              <text:list-item>
                <text:list text:style-name="a264">
                  <text:list-item>
                    <text:p text:style-name="a263" text:class-names="" text:cond-style-name=""><text:span text:style-name="a262" text:class-names="">Deuxième niveau</text:span></text:p>
                  </text:list-item>
                </text:list>
              </text:list-item>
            </text:list>
            <text:list text:style-name="a267">
              <text:list-item>
                <text:list text:style-name="a267">
                  <text:list-item>
                    <text:list text:style-name="a267">
                      <text:list-item>
                        <text:p text:style-name="a266" text:class-names="" text:cond-style-name=""><text:span text:style-name="a26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70">
              <text:list-item>
                <text:list text:style-name="a270">
                  <text:list-item>
                    <text:list text:style-name="a270">
                      <text:list-item>
                        <text:list text:style-name="a270">
                          <text:list-item>
                            <text:p text:style-name="a269" text:class-names="" text:cond-style-name=""><text:span text:style-name="a26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3">
              <text:list-item>
                <text:list text:style-name="a273">
                  <text:list-item>
                    <text:list text:style-name="a273">
                      <text:list-item>
                        <text:list text:style-name="a273">
                          <text:list-item>
                            <text:list text:style-name="a273">
                              <text:list-item>
                                <text:p text:style-name="a272" text:class-names="" text:cond-style-name=""><text:span text:style-name="a27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77" draw:name="Espace réservé du pied de page 5" svg:x="0in" svg:y="9.49826in" svg:width="3.25in" svg:height="0.50174in" presentation:class="foot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10" presentation:style-name="a280" draw:name="Espace réservé du numéro de diapositive 6" svg:x="4.24826in" svg:y="9.49826in" svg:width="3.25in" svg:height="0.50174in" presentation:class="page-number" presentation:placeholder="false">
          <draw:text-box>
            <text:p text:style-name="a279" text:class-names="" text:cond-style-name=""><text:span text:style-name="a2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83">
      <draw:frame draw:id="id28" presentation:style-name="a286" draw:name="Titre 1" svg:x="1.66667in" svg:y="0.5in" svg:width="10in" svg:height="1.25in" presentation:class="title" presentation:placeholder="false">
        <draw:text-box>
          <text:p text:style-name="a285" text:class-names="" text:cond-style-name=""><text:span text:style-name="a284" text:class-names="">Modifiez le style du titre</text:span></text:p>
        </draw:text-box>
        <svg:title/>
        <svg:desc/>
      </draw:frame>
      <draw:frame draw:id="id29" presentation:style-name="a290" draw:name="Espace réservé du texte 2" svg:x="1.67in" svg:y="2in" svg:width="4.75in" svg:height="0.75in" presentation:class="outline" presentation:placeholder="false">
        <draw:text-box>
          <text:list text:style-name="a289">
            <text:list-item>
              <text:p text:style-name="a288" text:class-names="" text:cond-style-name=""><text:span text:style-name="a287" text:class-names="">Modifier les styles du texte du masque</text:span></text:p>
            </text:list-item>
          </text:list>
        </draw:text-box>
        <svg:title/>
        <svg:desc/>
      </draw:frame>
      <draw:frame draw:id="id30" presentation:style-name="a306" draw:name="Espace réservé du contenu 3" svg:x="1.67in" svg:y="2.75in" svg:width="4.75in" svg:height="3.91667in" presentation:class="object" presentation:placeholder="false">
        <draw:text-box>
          <text:list text:style-name="a293">
            <text:list-item>
              <text:p text:style-name="a292" text:class-names="" text:cond-style-name=""><text:span text:style-name="a291" text:class-names="">Modifier les styles du texte du masque</text:span></text:p>
            </text:list-item>
          </text:list>
          <text:list text:style-name="a296">
            <text:list-item>
              <text:list text:style-name="a296">
                <text:list-item>
                  <text:p text:style-name="a295" text:class-names="" text:cond-style-name=""><text:span text:style-name="a294" text:class-names="">Deuxième niveau</text:span></text:p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p text:style-name="a298" text:class-names="" text:cond-style-name=""><text:span text:style-name="a2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p text:style-name="a301" text:class-names="" text:cond-style-name=""><text:span text:style-name="a3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310" draw:name="Espace réservé du texte 4" svg:x="6.92in" svg:y="2in" svg:width="4.75in" svg:height="0.75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Modifier les styles du texte du masque</text:span></text:p>
            </text:list-item>
          </text:list>
        </draw:text-box>
        <svg:title/>
        <svg:desc/>
      </draw:frame>
      <draw:frame draw:id="id32" presentation:style-name="a326" draw:name="Espace réservé du contenu 5" svg:x="6.92in" svg:y="2.75in" svg:width="4.75in" svg:height="3.91667in" presentation:class="object" presentation:placeholder="false">
        <draw:text-box>
          <text:list text:style-name="a313">
            <text:list-item>
              <text:p text:style-name="a312" text:class-names="" text:cond-style-name=""><text:span text:style-name="a311" text:class-names="">Modifier les styles du texte du masque</text:span></text:p>
            </text:list-item>
          </text:list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Deuxième niveau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list text:style-name="a325">
                            <text:list-item>
                              <text:p text:style-name="a324" text:class-names="" text:cond-style-name=""><text:span text:style-name="a32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330" draw:name="Espace réservé de la date 6" svg:x="9.41667in" svg:y="6.95833in" svg:width="1.08333in" svg:height="0.28125in" presentation:class="date-time" presentation:placeholder="false">
        <draw:text-box>
          <text:p text:style-name="a329" text:class-names="" text:cond-style-name=""><text:span text:style-name="a327" text:class-names=""><text:date text:fixed="false" style:data-style-name="a328">16/11/2016</text:date></text:span></text:p>
        </draw:text-box>
        <svg:title/>
        <svg:desc/>
      </draw:frame>
      <draw:frame draw:id="id34" presentation:style-name="a333" draw:name="Espace réservé du pied de page 7" svg:x="1.66667in" svg:y="6.95833in" svg:width="7.52576in" svg:height="0.28125in" presentation:class="footer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35" presentation:style-name="a336" draw:name="Espace réservé du numéro de diapositive 8" svg:x="10.75in" svg:y="6.95833in" svg:width="0.91667in" svg:height="0.28125in" presentation:class="page-number" presentation:placeholder="false">
        <draw:text-box>
          <text:p text:style-name="a335" text:class-names="" text:cond-style-name=""><text:span text:style-name="a334" text:class-names=""><text:page-number style:num-format="1" text:fixed="false"/></text:span></text:p>
        </draw:text-box>
        <svg:title/>
        <svg:desc/>
      </draw:frame>
      <presentation:notes style:page-layout-name="pageLayout2" draw:style-name="a366">
        <draw:frame draw:id="id5" presentation:style-name="a339" draw:name="Espace réservé de l’en-tête 1" svg:x="0in" svg:y="0in" svg:width="3.25in" svg:height="0.50174in" presentation:class="head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6" presentation:style-name="a343" draw:name="Espace réservé de la date 2" svg:x="4.24826in" svg:y="0in" svg:width="3.25in" svg:height="0.50174in" presentation:class="date-time" presentation:placeholder="false">
          <draw:text-box>
            <text:p text:style-name="a342" text:class-names="" text:cond-style-name=""><text:span text:style-name="a340" text:class-names=""><text:date text:fixed="false" style:data-style-name="a341">16/11/201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44" draw:name="Espace réservé de l’image des diapositives 3">
          <svg:title/>
          <svg:desc/>
        </draw:page-thumbnail>
        <draw:frame draw:id="id8" presentation:style-name="a359" draw:name="Espace réservé des notes 4" svg:x="0.75in" svg:y="4.8125in" svg:width="6in" svg:height="3.9375in" presentation:class="notes" presentation:placeholder="false">
          <draw:text-box>
            <text:p text:style-name="a346" text:class-names="" text:cond-style-name=""><text:span text:style-name="a345" text:class-names="">Modifiez les styles du texte du masque</text:span></text:p>
            <text:list text:style-name="a349">
              <text:list-item>
                <text:list text:style-name="a349">
                  <text:list-item>
                    <text:p text:style-name="a348" text:class-names="" text:cond-style-name=""><text:span text:style-name="a347" text:class-names="">Deuxième niveau</text:span></text:p>
                  </text:list-item>
                </text:list>
              </text:list-item>
            </text:list>
            <text:list text:style-name="a352">
              <text:list-item>
                <text:list text:style-name="a352">
                  <text:list-item>
                    <text:list text:style-name="a352">
                      <text:list-item>
                        <text:p text:style-name="a351" text:class-names="" text:cond-style-name=""><text:span text:style-name="a35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55">
              <text:list-item>
                <text:list text:style-name="a355">
                  <text:list-item>
                    <text:list text:style-name="a355">
                      <text:list-item>
                        <text:list text:style-name="a355">
                          <text:list-item>
                            <text:p text:style-name="a354" text:class-names="" text:cond-style-name=""><text:span text:style-name="a35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8">
              <text:list-item>
                <text:list text:style-name="a358">
                  <text:list-item>
                    <text:list text:style-name="a358">
                      <text:list-item>
                        <text:list text:style-name="a358">
                          <text:list-item>
                            <text:list text:style-name="a358">
                              <text:list-item>
                                <text:p text:style-name="a357" text:class-names="" text:cond-style-name=""><text:span text:style-name="a35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62" draw:name="Espace réservé du pied de page 5" svg:x="0in" svg:y="9.49826in" svg:width="3.25in" svg:height="0.50174in" presentation:class="foot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10" presentation:style-name="a365" draw:name="Espace réservé du numéro de diapositive 6" svg:x="4.24826in" svg:y="9.49826in" svg:width="3.25in" svg:height="0.50174in" presentation:class="page-number" presentation:placeholder="false">
          <draw:text-box>
            <text:p text:style-name="a364" text:class-names="" text:cond-style-name=""><text:span text:style-name="a3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uniquement" style:page-layout-name="pageLayout1" draw:style-name="a368">
      <draw:frame draw:id="id36" presentation:style-name="a371" draw:name="Titre 1" svg:x="1.66667in" svg:y="0.5in" svg:width="10in" svg:height="1.25in" presentation:class="title" presentation:placeholder="false">
        <draw:text-box>
          <text:p text:style-name="a370" text:class-names="" text:cond-style-name=""><text:span text:style-name="a369" text:class-names="">Modifiez le style du titre</text:span></text:p>
        </draw:text-box>
        <svg:title/>
        <svg:desc/>
      </draw:frame>
      <draw:frame draw:id="id37" presentation:style-name="a375" draw:name="Espace réservé de la date 2" svg:x="9.41667in" svg:y="6.95833in" svg:width="1.08333in" svg:height="0.28125in" presentation:class="date-time" presentation:placeholder="false">
        <draw:text-box>
          <text:p text:style-name="a374" text:class-names="" text:cond-style-name=""><text:span text:style-name="a372" text:class-names=""><text:date text:fixed="false" style:data-style-name="a373">16/11/2016</text:date></text:span></text:p>
        </draw:text-box>
        <svg:title/>
        <svg:desc/>
      </draw:frame>
      <draw:frame draw:id="id38" presentation:style-name="a378" draw:name="Espace réservé du pied de page 3" svg:x="1.66667in" svg:y="6.95833in" svg:width="7.52576in" svg:height="0.28125in" presentation:class="footer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39" presentation:style-name="a381" draw:name="Espace réservé du numéro de diapositive 4" svg:x="10.75in" svg:y="6.95833in" svg:width="0.91667in" svg:height="0.28125in" presentation:class="page-number" presentation:placeholder="false">
        <draw:text-box>
          <text:p text:style-name="a380" text:class-names="" text:cond-style-name=""><text:span text:style-name="a379" text:class-names=""><text:page-number style:num-format="1" text:fixed="false"/></text:span></text:p>
        </draw:text-box>
        <svg:title/>
        <svg:desc/>
      </draw:frame>
      <presentation:notes style:page-layout-name="pageLayout2" draw:style-name="a411">
        <draw:frame draw:id="id5" presentation:style-name="a384" draw:name="Espace réservé de l’en-tête 1" svg:x="0in" svg:y="0in" svg:width="3.25in" svg:height="0.50174in" presentation:class="header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6" presentation:style-name="a388" draw:name="Espace réservé de la date 2" svg:x="4.24826in" svg:y="0in" svg:width="3.25in" svg:height="0.50174in" presentation:class="date-time" presentation:placeholder="false">
          <draw:text-box>
            <text:p text:style-name="a387" text:class-names="" text:cond-style-name=""><text:span text:style-name="a385" text:class-names=""><text:date text:fixed="false" style:data-style-name="a386">16/11/201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89" draw:name="Espace réservé de l’image des diapositives 3">
          <svg:title/>
          <svg:desc/>
        </draw:page-thumbnail>
        <draw:frame draw:id="id8" presentation:style-name="a404" draw:name="Espace réservé des notes 4" svg:x="0.75in" svg:y="4.8125in" svg:width="6in" svg:height="3.9375in" presentation:class="notes" presentation:placeholder="false">
          <draw:text-box>
            <text:p text:style-name="a391" text:class-names="" text:cond-style-name=""><text:span text:style-name="a390" text:class-names="">Modifiez les styles du texte du masque</text:span></text:p>
            <text:list text:style-name="a394">
              <text:list-item>
                <text:list text:style-name="a394">
                  <text:list-item>
                    <text:p text:style-name="a393" text:class-names="" text:cond-style-name=""><text:span text:style-name="a392" text:class-names="">Deuxième niveau</text:span></text:p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p text:style-name="a396" text:class-names="" text:cond-style-name=""><text:span text:style-name="a39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list text:style-name="a400">
                          <text:list-item>
                            <text:p text:style-name="a399" text:class-names="" text:cond-style-name=""><text:span text:style-name="a39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list text:style-name="a403">
                      <text:list-item>
                        <text:list text:style-name="a403">
                          <text:list-item>
                            <text:list text:style-name="a403">
                              <text:list-item>
                                <text:p text:style-name="a402" text:class-names="" text:cond-style-name=""><text:span text:style-name="a40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7" draw:name="Espace réservé du pied de page 5" svg:x="0in" svg:y="9.49826in" svg:width="3.25in" svg:height="0.50174in" presentation:class="foot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10" presentation:style-name="a410" draw:name="Espace réservé du numéro de diapositive 6" svg:x="4.24826in" svg:y="9.49826in" svg:width="3.25in" svg:height="0.50174in" presentation:class="page-number" presentation:placeholder="false">
          <draw:text-box>
            <text:p text:style-name="a409" text:class-names="" text:cond-style-name=""><text:span text:style-name="a4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13">
      <draw:frame draw:id="id40" presentation:style-name="a417" draw:name="Espace réservé de la date 1" svg:x="9.41667in" svg:y="6.95833in" svg:width="1.08333in" svg:height="0.28125in" presentation:class="date-time" presentation:placeholder="false">
        <draw:text-box>
          <text:p text:style-name="a416" text:class-names="" text:cond-style-name=""><text:span text:style-name="a414" text:class-names=""><text:date text:fixed="false" style:data-style-name="a415">16/11/2016</text:date></text:span></text:p>
        </draw:text-box>
        <svg:title/>
        <svg:desc/>
      </draw:frame>
      <draw:frame draw:id="id41" presentation:style-name="a420" draw:name="Espace réservé du pied de page 2" svg:x="1.66667in" svg:y="6.95833in" svg:width="7.52576in" svg:height="0.28125in" presentation:class="footer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42" presentation:style-name="a423" draw:name="Espace réservé du numéro de diapositive 3" svg:x="10.75in" svg:y="6.95833in" svg:width="0.91667in" svg:height="0.28125in" presentation:class="page-number" presentation:placeholder="false">
        <draw:text-box>
          <text:p text:style-name="a422" text:class-names="" text:cond-style-name=""><text:span text:style-name="a421" text:class-names=""><text:page-number style:num-format="1" text:fixed="false"/></text:span></text:p>
        </draw:text-box>
        <svg:title/>
        <svg:desc/>
      </draw:frame>
      <presentation:notes style:page-layout-name="pageLayout2" draw:style-name="a453">
        <draw:frame draw:id="id5" presentation:style-name="a426" draw:name="Espace réservé de l’en-tête 1" svg:x="0in" svg:y="0in" svg:width="3.25in" svg:height="0.50174in" presentation:class="head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6" presentation:style-name="a430" draw:name="Espace réservé de la date 2" svg:x="4.24826in" svg:y="0in" svg:width="3.25in" svg:height="0.50174in" presentation:class="date-time" presentation:placeholder="false">
          <draw:text-box>
            <text:p text:style-name="a429" text:class-names="" text:cond-style-name=""><text:span text:style-name="a427" text:class-names=""><text:date text:fixed="false" style:data-style-name="a428">16/11/201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1" draw:name="Espace réservé de l’image des diapositives 3">
          <svg:title/>
          <svg:desc/>
        </draw:page-thumbnail>
        <draw:frame draw:id="id8" presentation:style-name="a446" draw:name="Espace réservé des notes 4" svg:x="0.75in" svg:y="4.8125in" svg:width="6in" svg:height="3.9375in" presentation:class="notes" presentation:placeholder="false">
          <draw:text-box>
            <text:p text:style-name="a433" text:class-names="" text:cond-style-name=""><text:span text:style-name="a432" text:class-names="">Modifiez les styles du texte du masque</text:span></text:p>
            <text:list text:style-name="a436">
              <text:list-item>
                <text:list text:style-name="a436">
                  <text:list-item>
                    <text:p text:style-name="a435" text:class-names="" text:cond-style-name=""><text:span text:style-name="a434" text:class-names="">Deuxième niveau</text:span></text:p>
                  </text:list-item>
                </text:list>
              </text:list-item>
            </text:list>
            <text:list text:style-name="a439">
              <text:list-item>
                <text:list text:style-name="a439">
                  <text:list-item>
                    <text:list text:style-name="a439">
                      <text:list-item>
                        <text:p text:style-name="a438" text:class-names="" text:cond-style-name=""><text:span text:style-name="a43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2">
              <text:list-item>
                <text:list text:style-name="a442">
                  <text:list-item>
                    <text:list text:style-name="a442">
                      <text:list-item>
                        <text:list text:style-name="a442">
                          <text:list-item>
                            <text:p text:style-name="a441" text:class-names="" text:cond-style-name=""><text:span text:style-name="a44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list text:style-name="a445">
                          <text:list-item>
                            <text:list text:style-name="a445">
                              <text:list-item>
                                <text:p text:style-name="a444" text:class-names="" text:cond-style-name=""><text:span text:style-name="a44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9" draw:name="Espace réservé du pied de page 5" svg:x="0in" svg:y="9.49826in" svg:width="3.25in" svg:height="0.50174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Espace réservé du numéro de diapositive 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Contenu-avec-légende" style:page-layout-name="pageLayout1" draw:style-name="a455">
      <draw:frame draw:id="id43" presentation:style-name="a458" draw:name="Titre 1" svg:x="8.75174in" svg:y="1.75in" svg:width="3.41493in" svg:height="2in" presentation:class="title" presentation:placeholder="false">
        <draw:text-box>
          <text:p text:style-name="a457" text:class-names="" text:cond-style-name=""><text:span text:style-name="a456" text:class-names="">Modifiez le style du titre</text:span></text:p>
        </draw:text-box>
        <svg:title/>
        <svg:desc/>
      </draw:frame>
      <draw:frame draw:id="id44" presentation:style-name="a474" draw:name="Espace réservé du contenu 2" svg:x="0.8316in" svg:y="0.83333in" svg:width="7in" svg:height="5.83333in" presentation:class="object" presentation:placeholder="false">
        <draw:text-box>
          <text:list text:style-name="a461">
            <text:list-item>
              <text:p text:style-name="a460" text:class-names="" text:cond-style-name=""><text:span text:style-name="a459" text:class-names="">Modifier les styles du texte du masque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Deuxième niveau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3">
            <text:list-item>
              <text:list text:style-name="a473">
                <text:list-item>
                  <text:list text:style-name="a473">
                    <text:list-item>
                      <text:list text:style-name="a473">
                        <text:list-item>
                          <text:list text:style-name="a473">
                            <text:list-item>
                              <text:p text:style-name="a472" text:class-names="" text:cond-style-name=""><text:span text:style-name="a47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478" draw:name="Espace réservé du texte 3" svg:x="8.75004in" svg:y="3.75in" svg:width="3.41662in" svg:height="2in" presentation:class="outline" presentation:placeholder="false">
        <draw:text-box>
          <text:list text:style-name="a477">
            <text:list-item>
              <text:p text:style-name="a476" text:class-names="" text:cond-style-name=""><text:span text:style-name="a475" text:class-names="">Modifier les styles du texte du masque</text:span></text:p>
            </text:list-item>
          </text:list>
        </draw:text-box>
        <svg:title/>
        <svg:desc/>
      </draw:frame>
      <draw:frame draw:id="id46" presentation:style-name="a482" draw:name="Espace réservé de la date 4" svg:x="9.41667in" svg:y="6.95833in" svg:width="1.08333in" svg:height="0.28125in" presentation:class="date-time" presentation:placeholder="false">
        <draw:text-box>
          <text:p text:style-name="a481" text:class-names="" text:cond-style-name=""><text:span text:style-name="a479" text:class-names=""><text:date text:fixed="false" style:data-style-name="a480">16/11/2016</text:date></text:span></text:p>
        </draw:text-box>
        <svg:title/>
        <svg:desc/>
      </draw:frame>
      <draw:frame draw:id="id47" presentation:style-name="a485" draw:name="Espace réservé du pied de page 5" svg:x="1.66667in" svg:y="6.95833in" svg:width="7.52576in" svg:height="0.28125in" presentation:class="footer" presentation:placeholder="false">
        <draw:text-box>
          <text:p text:style-name="a484" text:class-names="" text:cond-style-name=""><text:span text:style-name="a483" text:class-names=""/></text:p>
        </draw:text-box>
        <svg:title/>
        <svg:desc/>
      </draw:frame>
      <draw:frame draw:id="id48" presentation:style-name="a488" draw:name="Espace réservé du numéro de diapositive 6" svg:x="10.75in" svg:y="6.95833in" svg:width="0.91667in" svg:height="0.28125in" presentation:class="page-number" presentation:placeholder="false">
        <draw:text-box>
          <text:p text:style-name="a487" text:class-names="" text:cond-style-name=""><text:span text:style-name="a486" text:class-names=""><text:page-number style:num-format="1" text:fixed="false"/></text:span></text:p>
        </draw:text-box>
        <svg:title/>
        <svg:desc/>
      </draw:frame>
      <presentation:notes style:page-layout-name="pageLayout2" draw:style-name="a518">
        <draw:frame draw:id="id5" presentation:style-name="a491" draw:name="Espace réservé de l’en-tête 1" svg:x="0in" svg:y="0in" svg:width="3.25in" svg:height="0.50174in" presentation:class="head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6" presentation:style-name="a495" draw:name="Espace réservé de la date 2" svg:x="4.24826in" svg:y="0in" svg:width="3.25in" svg:height="0.50174in" presentation:class="date-time" presentation:placeholder="false">
          <draw:text-box>
            <text:p text:style-name="a494" text:class-names="" text:cond-style-name=""><text:span text:style-name="a492" text:class-names=""><text:date text:fixed="false" style:data-style-name="a493">16/11/201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96" draw:name="Espace réservé de l’image des diapositives 3">
          <svg:title/>
          <svg:desc/>
        </draw:page-thumbnail>
        <draw:frame draw:id="id8" presentation:style-name="a511" draw:name="Espace réservé des notes 4" svg:x="0.75in" svg:y="4.8125in" svg:width="6in" svg:height="3.9375in" presentation:class="notes" presentation:placeholder="false">
          <draw:text-box>
            <text:p text:style-name="a498" text:class-names="" text:cond-style-name=""><text:span text:style-name="a497" text:class-names="">Modifiez les styles du texte du masque</text:span></text:p>
            <text:list text:style-name="a501">
              <text:list-item>
                <text:list text:style-name="a501">
                  <text:list-item>
                    <text:p text:style-name="a500" text:class-names="" text:cond-style-name=""><text:span text:style-name="a499" text:class-names="">Deuxième niveau</text:span></text:p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p text:style-name="a503" text:class-names="" text:cond-style-name=""><text:span text:style-name="a5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list text:style-name="a507">
                          <text:list-item>
                            <text:p text:style-name="a506" text:class-names="" text:cond-style-name=""><text:span text:style-name="a5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list text:style-name="a510">
                          <text:list-item>
                            <text:list text:style-name="a510">
                              <text:list-item>
                                <text:p text:style-name="a509" text:class-names="" text:cond-style-name=""><text:span text:style-name="a50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4" draw:name="Espace réservé du pied de page 5" svg:x="0in" svg:y="9.49826in" svg:width="3.25in" svg:height="0.50174in" presentation:class="foot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10" presentation:style-name="a517" draw:name="Espace réservé du numéro de diapositive 6" svg:x="4.24826in" svg:y="9.49826in" svg:width="3.25in" svg:height="0.50174in" presentation:class="page-number" presentation:placeholder="false">
          <draw:text-box>
            <text:p text:style-name="a516" text:class-names="" text:cond-style-name=""><text:span text:style-name="a5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20">
      <draw:custom-shape svg:x="0.70439in" svg:y="0.7in" svg:width="7.3in" svg:height="6.1in" draw:id="id49" draw:style-name="a523" draw:name="Rectangle 7">
        <svg:title/>
        <svg:desc/>
        <text:p text:style-name="a522" text:class-names="" text:cond-style-name=""><text:span text:style-name="a5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526" draw:name="Titre 1" svg:x="8.74667in" svg:y="1.75in" svg:width="3.42in" svg:height="2in" presentation:class="title" presentation:placeholder="false">
        <draw:text-box>
          <text:p text:style-name="a525" text:class-names="" text:cond-style-name=""><text:span text:style-name="a524" text:class-names="">Modifiez le style du titre</text:span></text:p>
        </draw:text-box>
        <svg:title/>
        <svg:desc/>
      </draw:frame>
      <draw:frame draw:id="id51" presentation:style-name="a529" draw:name="Espace réservé pour l’image 2" svg:x="0.85439in" svg:y="0.85in" svg:width="7in" svg:height="5.8in" presentation:class="graphic" presentation:placeholder="false">
        <draw:text-box>
          <text:p text:style-name="a528" text:class-names="" text:cond-style-name=""><text:span text:style-name="a527" text:class-names="">Cliquez sur l'icône pour ajouter une image</text:span></text:p>
        </draw:text-box>
        <svg:title/>
        <svg:desc/>
      </draw:frame>
      <draw:frame draw:id="id52" presentation:style-name="a533" draw:name="Espace réservé du texte 3" svg:x="8.74667in" svg:y="3.75in" svg:width="3.42in" svg:height="2in" presentation:class="outline" presentation:placeholder="false">
        <draw:text-box>
          <text:list text:style-name="a532">
            <text:list-item>
              <text:p text:style-name="a531" text:class-names="" text:cond-style-name=""><text:span text:style-name="a530" text:class-names="">Modifier les styles du texte du masque</text:span></text:p>
            </text:list-item>
          </text:list>
        </draw:text-box>
        <svg:title/>
        <svg:desc/>
      </draw:frame>
      <draw:frame draw:id="id53" presentation:style-name="a537" draw:name="Espace réservé de la date 4" svg:x="9.41667in" svg:y="6.95833in" svg:width="1.08333in" svg:height="0.28125in" presentation:class="date-time" presentation:placeholder="false">
        <draw:text-box>
          <text:p text:style-name="a536" text:class-names="" text:cond-style-name=""><text:span text:style-name="a534" text:class-names=""><text:date text:fixed="false" style:data-style-name="a535">16/11/2016</text:date></text:span></text:p>
        </draw:text-box>
        <svg:title/>
        <svg:desc/>
      </draw:frame>
      <draw:frame draw:id="id54" presentation:style-name="a540" draw:name="Espace réservé du pied de page 5" svg:x="1.66667in" svg:y="6.95833in" svg:width="7.52576in" svg:height="0.28125in" presentation:class="footer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55" presentation:style-name="a543" draw:name="Espace réservé du numéro de diapositive 6" svg:x="10.75in" svg:y="6.95833in" svg:width="0.91667in" svg:height="0.28125in" presentation:class="page-number" presentation:placeholder="false">
        <draw:text-box>
          <text:p text:style-name="a542" text:class-names="" text:cond-style-name=""><text:span text:style-name="a541" text:class-names=""><text:page-number style:num-format="1" text:fixed="false"/></text:span></text:p>
        </draw:text-box>
        <svg:title/>
        <svg:desc/>
      </draw:frame>
      <presentation:notes style:page-layout-name="pageLayout2" draw:style-name="a573">
        <draw:frame draw:id="id5" presentation:style-name="a546" draw:name="Espace réservé de l’en-tête 1" svg:x="0in" svg:y="0in" svg:width="3.25in" svg:height="0.50174in" presentation:class="header" presentation:placeholder="false">
          <draw:text-box>
            <text:p text:style-name="a545" text:class-names="" text:cond-style-name=""><text:span text:style-name="a544" text:class-names=""/></text:p>
          </draw:text-box>
          <svg:title/>
          <svg:desc/>
        </draw:frame>
        <draw:frame draw:id="id6" presentation:style-name="a550" draw:name="Espace réservé de la date 2" svg:x="4.24826in" svg:y="0in" svg:width="3.25in" svg:height="0.50174in" presentation:class="date-time" presentation:placeholder="false">
          <draw:text-box>
            <text:p text:style-name="a549" text:class-names="" text:cond-style-name=""><text:span text:style-name="a547" text:class-names=""><text:date text:fixed="false" style:data-style-name="a548">16/11/201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1" draw:name="Espace réservé de l’image des diapositives 3">
          <svg:title/>
          <svg:desc/>
        </draw:page-thumbnail>
        <draw:frame draw:id="id8" presentation:style-name="a566" draw:name="Espace réservé des notes 4" svg:x="0.75in" svg:y="4.8125in" svg:width="6in" svg:height="3.9375in" presentation:class="notes" presentation:placeholder="false">
          <draw:text-box>
            <text:p text:style-name="a553" text:class-names="" text:cond-style-name=""><text:span text:style-name="a552" text:class-names="">Modifiez les styles du texte du masque</text:span></text:p>
            <text:list text:style-name="a556">
              <text:list-item>
                <text:list text:style-name="a556">
                  <text:list-item>
                    <text:p text:style-name="a555" text:class-names="" text:cond-style-name=""><text:span text:style-name="a554" text:class-names="">Deuxième niveau</text:span></text:p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p text:style-name="a558" text:class-names="" text:cond-style-name=""><text:span text:style-name="a5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2">
              <text:list-item>
                <text:list text:style-name="a562">
                  <text:list-item>
                    <text:list text:style-name="a562">
                      <text:list-item>
                        <text:list text:style-name="a562">
                          <text:list-item>
                            <text:p text:style-name="a561" text:class-names="" text:cond-style-name=""><text:span text:style-name="a5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5">
              <text:list-item>
                <text:list text:style-name="a565">
                  <text:list-item>
                    <text:list text:style-name="a565">
                      <text:list-item>
                        <text:list text:style-name="a565">
                          <text:list-item>
                            <text:list text:style-name="a565">
                              <text:list-item>
                                <text:p text:style-name="a564" text:class-names="" text:cond-style-name=""><text:span text:style-name="a56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9" draw:name="Espace réservé du pied de page 5" svg:x="0in" svg:y="9.49826in" svg:width="3.25in" svg:height="0.50174in" presentation:class="foot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10" presentation:style-name="a572" draw:name="Espace réservé du numéro de diapositive 6" svg:x="4.24826in" svg:y="9.49826in" svg:width="3.25in" svg:height="0.50174in" presentation:class="page-number" presentation:placeholder="false">
          <draw:text-box>
            <text:p text:style-name="a571" text:class-names="" text:cond-style-name=""><text:span text:style-name="a5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75">
      <draw:frame draw:id="id56" presentation:style-name="a578" draw:name="Titre 1" svg:x="1.66667in" svg:y="0.5in" svg:width="10in" svg:height="1.25in" presentation:class="title" presentation:placeholder="false">
        <draw:text-box>
          <text:p text:style-name="a577" text:class-names="" text:cond-style-name=""><text:span text:style-name="a576" text:class-names="">Modifiez le style du titre</text:span></text:p>
        </draw:text-box>
        <svg:title/>
        <svg:desc/>
      </draw:frame>
      <draw:frame draw:id="id57" presentation:style-name="a594" draw:name="Espace réservé du texte vertical 2" svg:x="1.66667in" svg:y="2in" svg:width="10in" svg:height="4.66667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Modifier les styles du texte du masque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Deuxième niveau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598" draw:name="Espace réservé de la date 3" svg:x="9.41667in" svg:y="6.95833in" svg:width="1.08333in" svg:height="0.28125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16/11/2016</text:date></text:span></text:p>
        </draw:text-box>
        <svg:title/>
        <svg:desc/>
      </draw:frame>
      <draw:frame draw:id="id59" presentation:style-name="a601" draw:name="Espace réservé du pied de page 4" svg:x="1.66667in" svg:y="6.95833in" svg:width="7.52576in" svg:height="0.28125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0" presentation:style-name="a604" draw:name="Espace réservé du numéro de diapositive 5" svg:x="10.75in" svg:y="6.95833in" svg:width="0.91667in" svg:height="0.28125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Espace réservé de l’en-tête 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Espace réservé de la date 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16/11/201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Espace réservé de l’image des diapositives 3">
          <svg:title/>
          <svg:desc/>
        </draw:page-thumbnail>
        <draw:frame draw:id="id8" presentation:style-name="a627" draw:name="Espace réservé des notes 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Modifiez les styles du texte du masque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Deuxième niveau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Espace réservé du pied de page 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Espace réservé du numéro de diapositive 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36">
      <draw:frame draw:id="id61" presentation:style-name="a639" draw:name="Titre vertical 1" svg:x="9.54167in" svg:y="0.5in" svg:width="2.125in" svg:height="6.16667in" presentation:class="title" presentation:placeholder="false">
        <draw:text-box>
          <text:p text:style-name="a638" text:class-names="" text:cond-style-name=""><text:span text:style-name="a637" text:class-names="">Modifiez le style du titre</text:span></text:p>
        </draw:text-box>
        <svg:title/>
        <svg:desc/>
      </draw:frame>
      <draw:frame draw:id="id62" presentation:style-name="a655" draw:name="Espace réservé du texte vertical 2" svg:x="1.66667in" svg:y="0.5in" svg:width="7.70833in" svg:height="6.16667in" presentation:class="outline" presentation:placeholder="false">
        <draw:text-box>
          <text:list text:style-name="a642">
            <text:list-item>
              <text:p text:style-name="a641" text:class-names="" text:cond-style-name=""><text:span text:style-name="a640" text:class-names="">Modifier les styles du texte du masque</text:span></text:p>
            </text:list-item>
          </text:list>
          <text:list text:style-name="a645">
            <text:list-item>
              <text:list text:style-name="a645">
                <text:list-item>
                  <text:p text:style-name="a644" text:class-names="" text:cond-style-name=""><text:span text:style-name="a643" text:class-names="">Deuxième niveau</text:span></text:p>
                </text:list-item>
              </text:list>
            </text:list-item>
          </text:list>
          <text:list text:style-name="a648">
            <text:list-item>
              <text:list text:style-name="a648">
                <text:list-item>
                  <text:list text:style-name="a648">
                    <text:list-item>
                      <text:p text:style-name="a647" text:class-names="" text:cond-style-name=""><text:span text:style-name="a64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1">
            <text:list-item>
              <text:list text:style-name="a651">
                <text:list-item>
                  <text:list text:style-name="a651">
                    <text:list-item>
                      <text:list text:style-name="a651">
                        <text:list-item>
                          <text:p text:style-name="a650" text:class-names="" text:cond-style-name=""><text:span text:style-name="a64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4">
            <text:list-item>
              <text:list text:style-name="a654">
                <text:list-item>
                  <text:list text:style-name="a654">
                    <text:list-item>
                      <text:list text:style-name="a654">
                        <text:list-item>
                          <text:list text:style-name="a654">
                            <text:list-item>
                              <text:p text:style-name="a653" text:class-names="" text:cond-style-name=""><text:span text:style-name="a65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659" draw:name="Espace réservé de la date 3" svg:x="9.41667in" svg:y="6.95833in" svg:width="1.08333in" svg:height="0.28125in" presentation:class="date-time" presentation:placeholder="false">
        <draw:text-box>
          <text:p text:style-name="a658" text:class-names="" text:cond-style-name=""><text:span text:style-name="a656" text:class-names=""><text:date text:fixed="false" style:data-style-name="a657">16/11/2016</text:date></text:span></text:p>
        </draw:text-box>
        <svg:title/>
        <svg:desc/>
      </draw:frame>
      <draw:frame draw:id="id64" presentation:style-name="a662" draw:name="Espace réservé du pied de page 4" svg:x="1.66667in" svg:y="6.95833in" svg:width="7.52576in" svg:height="0.28125in" presentation:class="footer" presentation:placeholder="false">
        <draw:text-box>
          <text:p text:style-name="a661" text:class-names="" text:cond-style-name=""><text:span text:style-name="a660" text:class-names=""/></text:p>
        </draw:text-box>
        <svg:title/>
        <svg:desc/>
      </draw:frame>
      <draw:frame draw:id="id65" presentation:style-name="a665" draw:name="Espace réservé du numéro de diapositive 5" svg:x="10.75in" svg:y="6.95833in" svg:width="0.91667in" svg:height="0.28125in" presentation:class="page-number" presentation:placeholder="false">
        <draw:text-box>
          <text:p text:style-name="a664" text:class-names="" text:cond-style-name=""><text:span text:style-name="a663" text:class-names=""><text:page-number style:num-format="1" text:fixed="false"/></text:span></text:p>
        </draw:text-box>
        <svg:title/>
        <svg:desc/>
      </draw:frame>
      <presentation:notes style:page-layout-name="pageLayout2" draw:style-name="a695">
        <draw:frame draw:id="id5" presentation:style-name="a668" draw:name="Espace réservé de l’en-tête 1" svg:x="0in" svg:y="0in" svg:width="3.25in" svg:height="0.50174in" presentation:class="header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6" presentation:style-name="a672" draw:name="Espace réservé de la date 2" svg:x="4.24826in" svg:y="0in" svg:width="3.25in" svg:height="0.50174in" presentation:class="date-time" presentation:placeholder="false">
          <draw:text-box>
            <text:p text:style-name="a671" text:class-names="" text:cond-style-name=""><text:span text:style-name="a669" text:class-names=""><text:date text:fixed="false" style:data-style-name="a670">16/11/201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3" draw:name="Espace réservé de l’image des diapositives 3">
          <svg:title/>
          <svg:desc/>
        </draw:page-thumbnail>
        <draw:frame draw:id="id8" presentation:style-name="a688" draw:name="Espace réservé des notes 4" svg:x="0.75in" svg:y="4.8125in" svg:width="6in" svg:height="3.9375in" presentation:class="notes" presentation:placeholder="false">
          <draw:text-box>
            <text:p text:style-name="a675" text:class-names="" text:cond-style-name=""><text:span text:style-name="a674" text:class-names="">Modifiez les styles du texte du masque</text:span></text:p>
            <text:list text:style-name="a678">
              <text:list-item>
                <text:list text:style-name="a678">
                  <text:list-item>
                    <text:p text:style-name="a677" text:class-names="" text:cond-style-name=""><text:span text:style-name="a676" text:class-names="">Deuxième niveau</text:span></text:p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p text:style-name="a680" text:class-names="" text:cond-style-name=""><text:span text:style-name="a67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84">
              <text:list-item>
                <text:list text:style-name="a684">
                  <text:list-item>
                    <text:list text:style-name="a684">
                      <text:list-item>
                        <text:list text:style-name="a684">
                          <text:list-item>
                            <text:p text:style-name="a683" text:class-names="" text:cond-style-name=""><text:span text:style-name="a68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7">
              <text:list-item>
                <text:list text:style-name="a687">
                  <text:list-item>
                    <text:list text:style-name="a687">
                      <text:list-item>
                        <text:list text:style-name="a687">
                          <text:list-item>
                            <text:list text:style-name="a687">
                              <text:list-item>
                                <text:p text:style-name="a686" text:class-names="" text:cond-style-name=""><text:span text:style-name="a68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1" draw:name="Espace réservé du pied de page 5" svg:x="0in" svg:y="9.49826in" svg:width="3.25in" svg:height="0.50174in" presentation:class="footer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10" presentation:style-name="a694" draw:name="Espace réservé du numéro de diapositive 6" svg:x="4.24826in" svg:y="9.49826in" svg:width="3.25in" svg:height="0.50174in" presentation:class="page-number" presentation:placeholder="false">
          <draw:text-box>
            <text:p text:style-name="a693" text:class-names="" text:cond-style-name=""><text:span text:style-name="a69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96">
      <draw:frame draw:id="id66" presentation:style-name="a699" draw:name="Espace réservé de l’en-tête 1" svg:x="0in" svg:y="0in" svg:width="3.25in" svg:height="0.50174in" presentation:class="header" presentation:placeholder="false">
        <draw:text-box>
          <text:p text:style-name="a698" text:class-names="" text:cond-style-name=""><text:span text:style-name="a697" text:class-names=""/></text:p>
        </draw:text-box>
        <svg:title/>
        <svg:desc/>
      </draw:frame>
      <draw:frame draw:id="id67" presentation:style-name="a703" draw:name="Espace réservé de la date 2" svg:x="4.24826in" svg:y="0in" svg:width="3.25in" svg:height="0.50174in" presentation:class="date-time" presentation:placeholder="false">
        <draw:text-box>
          <text:p text:style-name="a702" text:class-names="" text:cond-style-name=""><text:span text:style-name="a700" text:class-names=""><text:date text:fixed="false" style:data-style-name="a701">16/11/2016</text:date></text:span></text:p>
        </draw:text-box>
        <svg:title/>
        <svg:desc/>
      </draw:frame>
      <draw:frame draw:id="id68" presentation:style-name="a706" draw:name="Espace réservé du pied de page 3" svg:x="0in" svg:y="9.49826in" svg:width="3.25in" svg:height="0.50174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69" presentation:style-name="a709" draw:name="Espace réservé du numéro de diapositive 4" svg:x="4.24826in" svg:y="9.49826in" svg:width="3.25in" svg:height="0.50174in" presentation:class="page-number" presentation:placeholder="false">
        <draw:text-box>
          <text:p text:style-name="a708" text:class-names="" text:cond-style-name=""><text:span text:style-name="a707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jet Smart-Patate</dc:title>
    <meta:initial-creator/>
    <dc:creator>DESCAMPS ANTHONY</dc:creator>
    <meta:creation-date>2016-11-15T15:04:51Z</meta:creation-date>
    <dc:date>2016-11-16T09:16:50Z</dc:date>
    <meta:template xlink:href="" xlink:type="simple"/>
    <meta:editing-cycles>2</meta:editing-cycles>
    <meta:editing-duration>PT6981S</meta:editing-duration>
    <meta:user-defined meta:name="InternalTags"/>
    <meta:user-defined meta:name="ContentTypeId">0x0101006EDDDB5EE6D98C44930B742096920B300400F5B6D36B3EF94B4E9A635CDF2A18F5B8</meta:user-defined>
    <meta:user-defined meta:name="FeatureTags"/>
    <meta:user-defined meta:name="LocalizationTags"/>
    <meta:user-defined meta:name="ScenarioTags"/>
    <meta:user-defined meta:name="CampaignTags"/>
    <meta:document-statistic meta:paragraph-count="34" meta:word-count="152"/>
  </office:meta>
</office:document-meta>
</file>